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/>
    <style:font-face style:name="Verdana" svg:font-family="Verdana"/>
  </office:font-face-decls>
  <office:automatic-styles>
    <style:style style:name="co1" style:family="table-column">
      <style:table-column-properties fo:break-before="auto" style:column-width="1.312cm"/>
    </style:style>
    <style:style style:name="co2" style:family="table-column">
      <style:table-column-properties fo:break-before="auto" style:column-width="3.11cm"/>
    </style:style>
    <style:style style:name="co3" style:family="table-column">
      <style:table-column-properties fo:break-before="auto" style:column-width="3.775cm"/>
    </style:style>
    <style:style style:name="co4" style:family="table-column">
      <style:table-column-properties fo:break-before="auto" style:column-width="2.678cm"/>
    </style:style>
    <style:style style:name="co5" style:family="table-column">
      <style:table-column-properties fo:break-before="auto" style:column-width="2.185cm"/>
    </style:style>
    <style:style style:name="co6" style:family="table-column">
      <style:table-column-properties fo:break-before="auto" style:column-width="2.242cm"/>
    </style:style>
    <style:style style:name="co7" style:family="table-column">
      <style:table-column-properties fo:break-before="auto" style:column-width="2.133cm"/>
    </style:style>
    <style:style style:name="co8" style:family="table-column">
      <style:table-column-properties fo:break-before="auto" style:column-width="2.57cm"/>
    </style:style>
    <style:style style:name="co9" style:family="table-column">
      <style:table-column-properties fo:break-before="auto" style:column-width="2.88cm"/>
    </style:style>
    <style:style style:name="co10" style:family="table-column">
      <style:table-column-properties fo:break-before="auto" style:column-width="2.26cm"/>
    </style:style>
    <style:style style:name="co11" style:family="table-column">
      <style:table-column-properties fo:break-before="auto" style:column-width="2.842cm"/>
    </style:style>
    <style:style style:name="co12" style:family="table-column">
      <style:table-column-properties fo:break-before="auto" style:column-width="3.17cm"/>
    </style:style>
    <style:style style:name="co13" style:family="table-column">
      <style:table-column-properties fo:break-before="auto" style:column-width="2.424cm"/>
    </style:style>
    <style:style style:name="co14" style:family="table-column">
      <style:table-column-properties fo:break-before="auto" style:column-width="3.244cm"/>
    </style:style>
    <style:style style:name="co15" style:family="table-column">
      <style:table-column-properties fo:break-before="auto" style:column-width="3.9cm"/>
    </style:style>
    <style:style style:name="co16" style:family="table-column">
      <style:table-column-properties fo:break-before="auto" style:column-width="2.496cm"/>
    </style:style>
    <style:style style:name="co17" style:family="table-column">
      <style:table-column-properties fo:break-before="auto" style:column-width="2.752cm"/>
    </style:style>
    <style:style style:name="co18" style:family="table-column">
      <style:table-column-properties fo:break-before="auto" style:column-width="3.334cm"/>
    </style:style>
    <style:style style:name="co19" style:family="table-column">
      <style:table-column-properties fo:break-before="auto" style:column-width="3.261cm"/>
    </style:style>
    <style:style style:name="co20" style:family="table-column">
      <style:table-column-properties fo:break-before="auto" style:column-width="1.64cm"/>
    </style:style>
    <style:style style:name="co21" style:family="table-column">
      <style:table-column-properties fo:break-before="auto" style:column-width="1.676cm"/>
    </style:style>
    <style:style style:name="co22" style:family="table-column">
      <style:table-column-properties fo:break-before="auto" style:column-width="1.84cm"/>
    </style:style>
    <style:style style:name="ro1" style:family="table-row">
      <style:table-row-properties style:row-height="0.714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1.2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582cm" fo:break-before="auto" style:use-optimal-row-height="false"/>
    </style:style>
    <style:style style:name="ro6" style:family="table-row">
      <style:table-row-properties style:row-height="1.879cm" fo:break-before="auto" style:use-optimal-row-height="false"/>
    </style:style>
    <style:style style:name="ro7" style:family="table-row">
      <style:table-row-properties style:row-height="3.44cm" fo:break-before="auto" style:use-optimal-row-height="false"/>
    </style:style>
    <style:style style:name="ro8" style:family="table-row">
      <style:table-row-properties style:row-height="0.635cm" fo:break-before="auto" style:use-optimal-row-height="false"/>
    </style:style>
    <style:style style:name="ro9" style:family="table-row">
      <style:table-row-properties style:row-height="0.688cm" fo:break-before="auto" style:use-optimal-row-height="false"/>
    </style:style>
    <style:style style:name="ro10" style:family="table-row">
      <style:table-row-properties style:row-height="0.556cm" fo:break-before="auto" style:use-optimal-row-height="false"/>
    </style:style>
    <style:style style:name="ro11" style:family="table-row">
      <style:table-row-properties style:row-height="0.767cm" fo:break-before="auto" style:use-optimal-row-height="false"/>
    </style:style>
    <style:style style:name="ro12" style:family="table-row">
      <style:table-row-properties style:row-height="0.661cm" fo:break-before="auto" style:use-optimal-row-height="false"/>
    </style:style>
    <style:style style:name="ro13" style:family="table-row">
      <style:table-row-properties style:row-height="0.609cm" fo:break-before="auto" style:use-optimal-row-height="false"/>
    </style:style>
    <style:style style:name="ro14" style:family="table-row">
      <style:table-row-properties style:row-height="1.614cm" fo:break-before="auto" style:use-optimal-row-height="false"/>
    </style:style>
    <style:style style:name="ro15" style:family="table-row">
      <style:table-row-properties style:row-height="2.117cm" fo:break-before="auto" style:use-optimal-row-height="false"/>
    </style:style>
    <style:style style:name="ro16" style:family="table-row">
      <style:table-row-properties style:row-height="0.529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1013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1.76pt solid #1a1a1a" style:direction="ltr" fo:border-right="none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fo:border-bottom="1.76pt solid #1a1a1a" style:diagonal-bl-tr="none" style:diagonal-tl-br="none" fo:border-left="1.76pt solid #1a1a1a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1a1a1a" style:diagonal-bl-tr="none" style:diagonal-tl-br="none" style:text-align-source="value-type" style:repeat-content="false" fo:wrap-option="wrap" fo:border-left="1.76pt solid #1a1a1a" style:direction="ltr" fo:border-right="none" style:rotation-angle="0" style:rotation-align="none" style:shrink-to-fit="false" fo:border-top="0.74pt solid #1a1a1a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fo:border-bottom="0.74pt solid #1a1a1a" style:diagonal-bl-tr="none" style:diagonal-tl-br="none" style:text-align-source="value-type" style:repeat-content="false" fo:wrap-option="wrap" fo:border-left="0.74pt solid #1a1a1a" style:direction="ltr" fo:border-right="none" style:rotation-angle="0" style:rotation-align="none" style:shrink-to-fit="false" fo:border-top="0.74pt solid #1a1a1a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9" style:family="table-cell" style:parent-style-name="Default">
      <style:table-cell-properties fo:border-bottom="0.74pt solid #1a1a1a" style:diagonal-bl-tr="none" style:diagonal-tl-br="none" style:text-align-source="value-type" style:repeat-content="false" fo:wrap-option="wrap" fo:border-left="1.76pt solid #1a1a1a" style:direction="ltr" fo:border-right="0.74pt solid #1a1a1a" style:rotation-angle="0" style:rotation-align="none" style:shrink-to-fit="false" fo:border-top="0.74pt solid #1a1a1a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4" style:family="table-cell" style:parent-style-name="Default" style:data-style-name="N1012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" style:family="table-cell" style:parent-style-name="Default" style:data-style-name="N4">
      <style:table-cell-properties fo:border-bottom="1.76pt solid #1a1a1a" fo:background-color="#00ccff" style:diagonal-bl-tr="none" style:diagonal-tl-br="none" style:text-align-source="fix" style:repeat-content="false" fo:wrap-option="wrap" fo:border-left="none" style:direction="ltr" fo:border-right="0.74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fo:border-bottom="1.76pt solid #1a1a1a" style:diagonal-bl-tr="none" style:diagonal-tl-br="none" fo:border-left="none" fo:border-right="0.74pt solid #1a1a1a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3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 style:data-style-name="N4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fo:background-color="#ddddd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fo:background-color="#dddddd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3" style:family="table-cell" style:parent-style-name="Default" style:data-style-name="N1013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 style:data-style-name="N3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fo:border-bottom="1.76pt solid #1a1a1a" style:diagonal-bl-tr="none" style:diagonal-tl-br="none" fo:border-left="0.74pt solid #1a1a1a" fo:border-right="0.74pt solid #1a1a1a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013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69696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 style:data-style-name="N3">
      <style:table-cell-properties fo:border-bottom="1.76pt solid #1a1a1a" fo:background-color="#00ccff" style:diagonal-bl-tr="none" style:diagonal-tl-br="none" style:text-align-source="fix" style:repeat-content="false" fo:wrap-option="wrap" fo:border-left="0.74pt solid #1a1a1a" style:direction="ltr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fo:border-bottom="1.76pt solid #1a1a1a" style:diagonal-bl-tr="none" style:diagonal-tl-br="none" fo:border-left="0.74pt solid #1a1a1a" fo:border-right="1.76pt solid #1a1a1a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3">
      <style:table-cell-properties fo:background-color="#dddddd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 style:data-style-name="N3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Default" style:data-style-name="N3">
      <style:table-cell-properties fo:border-bottom="1.76pt solid #1a1a1a" fo:background-color="#ffff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fo:border-bottom="1.76pt solid #1a1a1a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4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 style:data-style-name="N4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 style:data-style-name="N107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 style:data-style-name="N3">
      <style:table-cell-properties fo:background-color="#00ccff" style:diagonal-bl-tr="none" style:diagonal-tl-br="none" style:text-align-source="fix" style:repeat-content="false" fo:wrap-option="wrap" fo:border="1.76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>
      <style:table-cell-properties fo:border-bottom="1.76pt solid #1a1a1a" style:diagonal-bl-tr="none" style:diagonal-tl-br="none" fo:border-left="1.76pt solid #1a1a1a" fo:border-right="1.76pt solid #1a1a1a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 style:data-style-name="N4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 style:data-style-name="N109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 style:data-style-name="N3">
      <style:table-cell-properties fo:background-color="#ffff99" style:diagonal-bl-tr="none" style:diagonal-tl-br="none" style:text-align-source="fix" style:repeat-content="false" fo:wrap-option="wrap" fo:border="1.76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 style:data-style-name="N4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 style:data-style-name="N10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none" style:direction="ltr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5" style:family="table-cell" style:parent-style-name="Default">
      <style:table-cell-properties fo:border-bottom="1.76pt solid #1a1a1a" fo:background-color="#00ccff" style:diagonal-bl-tr="none" style:diagonal-tl-br="none" style:text-align-source="fix" style:repeat-content="false" fo:wrap-option="wrap" fo:border-left="none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" style:family="table-cell" style:parent-style-name="Default" style:data-style-name="N10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Default" style:data-style-name="N109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Default">
      <style:table-cell-properties fo:border-bottom="1.76pt solid #1a1a1a" style:diagonal-bl-tr="none" style:diagonal-tl-br="none" fo:border-left="none" fo:border-right="none" style:rotation-align="none" fo:border-top="1.76pt solid #1a1a1a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109">
      <style:table-cell-properties fo:border-bottom="1.76pt solid #1a1a1a" fo:background-color="#00ccff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1" style:family="table-cell" style:parent-style-name="Default" style:data-style-name="N108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2" style:family="table-cell" style:parent-style-name="Default" style:data-style-name="N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" style:family="table-cell" style:parent-style-name="Default" style:data-style-name="N10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Default">
      <style:table-cell-properties fo:border-bottom="1.76pt solid #1a1a1a" fo:background-color="#00ccff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 style:data-style-name="N1013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1" style:family="table-cell" style:parent-style-name="Default" style:data-style-name="N3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>
      <style:table-cell-properties fo:border-bottom="1.76pt solid #1a1a1a" style:diagonal-bl-tr="none" style:diagonal-tl-br="none" fo:border-left="none" fo:border-right="1.76pt solid #1a1a1a" style:rotation-align="none" fo:border-top="1.76pt solid #1a1a1a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1.76pt solid #1a1a1a" style:direction="ltr" fo:border-right="1.76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4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Default" style:data-style-name="N108">
      <style:table-cell-properties fo:border-bottom="1.76pt solid #1a1a1a" fo:background-color="#dddddd" style:diagonal-bl-tr="none" style:diagonal-tl-br="none" style:text-align-source="fix" style:repeat-content="false" fo:wrap-option="wrap" fo:border-left="1.76pt solid #1a1a1a" style:direction="ltr" fo:border-right="none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Default" style:data-style-name="N4">
      <style:table-cell-properties fo:background-color="#dddddd" style:diagonal-bl-tr="none" style:diagonal-tl-br="none" style:text-align-source="fix" style:repeat-content="false" fo:wrap-option="wrap" fo:border="1.76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7" style:family="table-cell" style:parent-style-name="Default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8" style:family="table-cell" style:parent-style-name="Default" style:data-style-name="N4">
      <style:table-cell-properties fo:background-color="#ddd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9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Default">
      <style:table-cell-properties fo:border-bottom="1.76pt solid #1a1a1a" fo:background-color="#dddddd" style:diagonal-bl-tr="none" style:diagonal-tl-br="none" style:text-align-source="fix" style:repeat-content="false" fo:wrap-option="wrap" fo:border-left="none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2" style:family="table-cell" style:parent-style-name="Default" style:data-style-name="N4">
      <style:table-cell-properties fo:background-color="#dddddd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3" style:family="table-cell" style:parent-style-name="Default">
      <style:table-cell-properties fo:background-color="#dddddd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Default" style:data-style-name="N108">
      <style:table-cell-properties fo:background-color="#ffcc99" style:diagonal-bl-tr="none" style:diagonal-tl-br="none" style:text-align-source="fix" style:repeat-content="false" fo:wrap-option="wrap" fo:border="1.76pt solid #1a1a1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Default">
      <style:table-cell-properties fo:border-bottom="1.76pt solid #1a1a1a" fo:background-color="#ffcc99" style:diagonal-bl-tr="none" style:diagonal-tl-br="none" style:text-align-source="fix" style:repeat-content="false" fo:wrap-option="wrap" fo:border-left="none" style:direction="ltr" fo:border-right="1.76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8" style:family="table-cell" style:parent-style-name="Default" style:data-style-name="N4">
      <style:table-cell-properties fo:background-color="#ffcc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9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0" style:family="table-cell" style:parent-style-name="Default">
      <style:table-cell-properties fo:border-bottom="1.76pt solid #1a1a1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1" style:family="table-cell" style:parent-style-name="Default">
      <style:table-cell-properties fo:border-bottom="1.76pt solid #1a1a1a" fo:background-color="#ffff99" style:diagonal-bl-tr="none" style:diagonal-tl-br="none" style:text-align-source="fix" style:repeat-content="false" fo:wrap-option="wrap" fo:border-left="none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2" style:family="table-cell" style:parent-style-name="Default" style:data-style-name="N4">
      <style:table-cell-properties fo:border-bottom="0.74pt solid #1a1a1a" style:diagonal-bl-tr="none" style:diagonal-tl-br="none" style:text-align-source="fix" style:repeat-content="false" fo:wrap-option="no-wrap" fo:border-left="none" style:direction="ltr" fo:border-right="0.74pt solid #1a1a1a" style:rotation-angle="0" style:rotation-align="none" style:shrink-to-fit="false" fo:border-top="0.74pt solid #1a1a1a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3" style:family="table-cell" style:parent-style-name="Default">
      <style:table-cell-properties fo:background-color="#dddddd" style:diagonal-bl-tr="none" style:diagonal-tl-br="none" style:text-align-source="value-type" style:repeat-content="false" fo:wrap-option="wrap" fo:border="0.74pt solid #1a1a1a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>
      <style:table-cell-properties fo:border-bottom="1.76pt solid #1a1a1a" style:diagonal-bl-tr="none" style:diagonal-tl-br="none" style:text-align-source="fix" style:repeat-content="false" fo:wrap-option="no-wrap" fo:border-left="none" style:direction="ltr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5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6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1a1a1a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Default" style:data-style-name="N4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0" style:family="table-cell" style:parent-style-name="Default" style:data-style-name="N4">
      <style:table-cell-properties fo:border-bottom="0.74pt solid #1a1a1a" fo:background-color="#ffff66" style:diagonal-bl-tr="none" style:diagonal-tl-br="none" style:text-align-source="value-type" style:repeat-content="false" fo:wrap-option="no-wrap" fo:border-left="0.74pt solid #1a1a1a" style:direction="ltr" fo:border-right="0.74pt solid #1a1a1a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0.74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3" style:family="table-cell" style:parent-style-name="Default">
      <style:table-cell-properties fo:border-bottom="1.76pt solid #1a1a1a" fo:background-color="#ffff99" style:diagonal-bl-tr="none" style:diagonal-tl-br="none" style:text-align-source="fix" style:repeat-content="false" fo:wrap-option="wrap" fo:border-left="0.74pt solid #1a1a1a" style:direction="ltr" fo:border-right="1.76pt solid #1a1a1a" style:rotation-angle="0" style:rotation-align="none" style:shrink-to-fit="false" fo:border-top="1.76pt solid #1a1a1a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4" style:family="table-cell" style:parent-style-name="Default" style:data-style-name="N4">
      <style:table-cell-properties fo:border-bottom="0.74pt solid #1a1a1a" fo:background-color="#ffff00" style:diagonal-bl-tr="none" style:diagonal-tl-br="none" style:text-align-source="value-type" style:repeat-content="false" fo:wrap-option="no-wrap" fo:border-left="0.74pt solid #1a1a1a" style:direction="ltr" fo:border-right="0.74pt solid #1a1a1a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T1" style:family="text">
      <style:text-properties fo:color="#000000" style:font-name="Times New Roman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Times New Roman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visibility="collapse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visibility="collapse" table:number-columns-repeated="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default-cell-style-name="Default"/>
        <table:table-column table:style-name="co19" table:default-cell-style-name="Default"/>
        <table:table-column table:style-name="co20" table:number-columns-repeated="39" table:default-cell-style-name="Default"/>
        <table:table-column table:style-name="co21" table:number-columns-repeated="189" table:default-cell-style-name="Default"/>
        <table:table-column table:style-name="co22" table:number-columns-repeated="769" table:default-cell-style-name="Default"/>
        <table:table-row table:style-name="ro1">
          <table:table-cell table:style-name="ce1"/>
          <table:table-cell table:style-name="ce104" office:value-type="string" calcext:value-type="string">
            <text:p><text:span text:style-name="T1">{d.currentDate:convDate(YYYY-MM-DD, DD.MM.YYYY</text:span>)}</text:p>
          </table:table-cell>
          <table:table-cell table:style-name="ce23"/>
          <table:table-cell table:style-name="ce26"/>
          <table:table-cell table:style-name="ce11" table:number-columns-repeated="4"/>
          <table:table-cell table:style-name="ce47"/>
          <table:table-cell table:style-name="ce54"/>
          <table:table-cell table:style-name="ce58" table:number-columns-repeated="3"/>
          <table:table-cell table:style-name="ce69"/>
          <table:table-cell table:style-name="ce74" office:value-type="string" calcext:value-type="string">
            <text:p>Публичное акционерное общество </text:p>
          </table:table-cell>
          <table:table-cell table:style-name="ce69" table:number-columns-repeated="3"/>
          <table:table-cell table:style-name="ce91"/>
          <table:table-cell table:style-name="ce69" table:number-columns-repeated="2"/>
          <table:table-cell table:style-name="ce2" table:number-columns-repeated="6"/>
          <table:table-cell table:style-name="ce11" table:number-columns-repeated="206"/>
          <table:table-cell table:style-name="ce96" table:number-columns-repeated="22"/>
          <table:table-cell table:number-columns-repeated="769"/>
        </table:table-row>
        <table:table-row table:style-name="ro2">
          <table:table-cell table:style-name="ce2" table:number-columns-repeated="2"/>
          <table:table-cell table:style-name="ce11" table:number-columns-repeated="6"/>
          <table:table-cell table:style-name="ce2"/>
          <table:table-cell table:style-name="ce54"/>
          <table:table-cell table:style-name="ce58" table:number-columns-repeated="3"/>
          <table:table-cell table:style-name="ce69"/>
          <table:table-cell table:style-name="ce74" office:value-type="string" calcext:value-type="string">
            <text:p>"БыстроБанк" </text:p>
          </table:table-cell>
          <table:table-cell table:style-name="ce69" table:number-columns-repeated="3"/>
          <table:table-cell table:style-name="ce91"/>
          <table:table-cell table:style-name="ce69" table:number-columns-repeated="2"/>
          <table:table-cell table:style-name="ce2" table:number-columns-repeated="234"/>
          <table:table-cell table:number-columns-repeated="769"/>
        </table:table-row>
        <table:table-row table:style-name="ro3">
          <table:table-cell table:style-name="ce2"/>
          <table:table-cell table:style-name="ce11" table:number-columns-repeated="7"/>
          <table:table-cell table:style-name="ce48" office:value-type="string" calcext:value-type="string">
            <text:p>Группа сопровождения и учета казначейских операций </text:p>
          </table:table-cell>
          <table:table-cell table:style-name="ce11"/>
          <table:table-cell table:style-name="ce59" table:number-columns-repeated="3"/>
          <table:table-cell table:style-name="ce69"/>
          <table:table-cell table:style-name="ce75"/>
          <table:table-cell table:style-name="ce69" table:number-columns-repeated="3"/>
          <table:table-cell table:style-name="ce91"/>
          <table:table-cell table:style-name="ce69" table:number-columns-repeated="2"/>
          <table:table-cell table:style-name="ce2" table:number-columns-repeated="234"/>
          <table:table-cell table:number-columns-repeated="769"/>
        </table:table-row>
        <table:table-row table:style-name="ro4">
          <table:table-cell table:style-name="ce2"/>
          <table:table-cell table:style-name="ce12" office:value-type="string" calcext:value-type="string">
            <text:p>Определение <text:s/>справедливой стоимости ценной бумаги, существенности отклонения справедливой стоимости и цены приобретения ценной бумаги </text:p>
          </table:table-cell>
          <table:table-cell table:style-name="ce12" table:number-columns-repeated="5"/>
          <table:table-cell table:style-name="ce43"/>
          <table:table-cell table:style-name="ce12"/>
          <table:table-cell table:style-name="ce55" table:number-columns-repeated="3"/>
          <table:table-cell table:style-name="ce64"/>
          <table:table-cell table:style-name="ce70"/>
          <table:table-cell table:style-name="ce64" table:number-columns-repeated="3"/>
          <table:table-cell table:style-name="ce87"/>
          <table:table-cell table:style-name="ce64"/>
          <table:table-cell table:style-name="ce2"/>
          <table:table-cell table:style-name="ce69"/>
          <table:table-cell table:style-name="ce2" table:number-columns-repeated="234"/>
          <table:table-cell table:number-columns-repeated="769"/>
        </table:table-row>
        <table:table-row table:style-name="ro5">
          <table:table-cell table:style-name="ce2"/>
          <table:table-cell table:style-name="ce13" office:value-type="string" calcext:value-type="string">
            <text:p>Основной рынок: <text:s/>"Московская биржа ММВБ-РТС"</text:p>
          </table:table-cell>
          <table:table-cell table:style-name="ce13" table:number-columns-repeated="17"/>
          <table:table-cell table:style-name="ce2"/>
          <table:table-cell table:style-name="ce69"/>
          <table:table-cell table:style-name="ce2" table:number-columns-repeated="234"/>
          <table:table-cell table:number-columns-repeated="769"/>
        </table:table-row>
        <table:table-row table:style-name="ro6">
          <table:table-cell table:style-name="ce3" office:value-type="string" calcext:value-type="string" table:number-columns-spanned="1" table:number-rows-spanned="2">
            <text:p>№</text:p>
            <text:p>п/п</text:p>
          </table:table-cell>
          <table:table-cell table:style-name="ce14" office:value-type="string" calcext:value-type="string" table:number-columns-spanned="1" table:number-rows-spanned="2">
            <text:p>Наимено- вание ЦБ</text:p>
          </table:table-cell>
          <table:table-cell table:style-name="ce24" office:value-type="string" calcext:value-type="string" table:number-columns-spanned="1" table:number-rows-spanned="2">
            <text:p>ISIN</text:p>
          </table:table-cell>
          <table:table-cell table:style-name="ce27" office:value-type="string" calcext:value-type="string" table:number-columns-spanned="1" table:number-rows-spanned="2">
            <text:p>Объем выпуска шт.</text:p>
            <text:p>(шт)</text:p>
          </table:table-cell>
          <table:table-cell table:style-name="ce31" office:value-type="string" calcext:value-type="string" table:number-columns-spanned="1" table:number-rows-spanned="2">
            <text:p>Цена сделки (приобретения ценной бумаги), руб.</text:p>
          </table:table-cell>
          <table:table-cell table:style-name="ce36" office:value-type="string" calcext:value-type="string" table:number-columns-spanned="1" table:number-rows-spanned="2">
            <text:p>Справед- ливая стоимость, руб.</text:p>
          </table:table-cell>
          <table:table-cell table:style-name="ce41" office:value-type="string" calcext:value-type="string" table:number-columns-spanned="1" table:number-rows-spanned="2">
            <text:p>Существенность отклонения, %% <text:s/>(не более 10%)</text:p>
          </table:table-cell>
          <table:table-cell table:style-name="ce44" office:value-type="string" calcext:value-type="string" table:number-columns-spanned="5" table:number-rows-spanned="1">
            <text:p>Исходные данные 1-го уровня</text:p>
          </table:table-cell>
          <table:covered-table-cell table:number-columns-repeated="3" table:style-name="ce49"/>
          <table:covered-table-cell table:style-name="ce62"/>
          <table:table-cell table:style-name="ce161" office:value-type="string" calcext:value-type="string" table:number-columns-spanned="2" table:number-rows-spanned="1">
            <text:p>Исходные данные 2-го уровня</text:p>
          </table:table-cell>
          <table:covered-table-cell table:style-name="ce49"/>
          <table:table-cell table:style-name="ce76" office:value-type="string" calcext:value-type="string">
            <text:p>Исходные данные 3-го уровня</text:p>
          </table:table-cell>
          <table:table-cell table:style-name="ce80"/>
          <table:table-cell table:style-name="ce84"/>
          <table:table-cell table:style-name="ce88" table:number-columns-repeated="3"/>
          <table:table-cell table:style-name="ce69"/>
          <table:table-cell table:style-name="ce2" table:number-columns-repeated="234"/>
          <table:table-cell table:number-columns-repeated="769"/>
        </table:table-row>
        <table:table-row table:style-name="ro7">
          <table:covered-table-cell table:style-name="ce4"/>
          <table:covered-table-cell table:style-name="ce15"/>
          <table:covered-table-cell table:style-name="ce25"/>
          <table:covered-table-cell table:style-name="ce28"/>
          <table:covered-table-cell table:style-name="ce32"/>
          <table:covered-table-cell table:number-columns-repeated="2" table:style-name="ce37"/>
          <table:table-cell table:style-name="ce45" office:value-type="string" calcext:value-type="string">
            <text:p>Количество дней, в которые заключались сделки с ЦБ, <text:s/>дней *(1)</text:p>
          </table:table-cell>
          <table:table-cell table:style-name="ce50" office:value-type="string" calcext:value-type="string">
            <text:p>Количество совершенных сделок, шт. *(2)</text:p>
          </table:table-cell>
          <table:table-cell table:style-name="ce56" office:value-type="string" calcext:value-type="string">
            <text:p>Суммарный объем торгов по ценной бумаге, <text:s/>% *(3)</text:p>
          </table:table-cell>
          <table:table-cell table:style-name="ce60" office:value-type="string" calcext:value-type="string">
            <text:p>Активный рынок, 1-й уровень исходных данных: (ДА/НЕТ)</text:p>
          </table:table-cell>
          <table:table-cell table:style-name="ce63" office:value-type="string" calcext:value-type="string">
            <text:p>Ценная бумага приобретена в процессе первичного размещения *(4)</text:p>
          </table:table-cell>
          <table:table-cell table:style-name="ce66" office:value-type="string" calcext:value-type="string">
            <text:p>Корректировока на низкую активность рынка *(5)</text:p>
          </table:table-cell>
          <table:table-cell table:style-name="ce71" office:value-type="string" calcext:value-type="string">
            <text:p>Цена ЦБ, определена рыночным методом *(6)</text:p>
          </table:table-cell>
          <table:table-cell table:style-name="ce77" office:value-type="string" calcext:value-type="string">
            <text:p>Цена ЦБ, определена доходным методом *(6)</text:p>
          </table:table-cell>
          <table:table-cell table:style-name="ce81" office:value-type="string" calcext:value-type="string">
            <text:p>Суммарный объем торгов по ценной бумаге, <text:s/>%</text:p>
          </table:table-cell>
          <table:table-cell table:style-name="ce85" office:value-type="string" calcext:value-type="string">
            <text:p>Активный рынок, 1-й уровень исходных данных: (ДА/НЕТ)</text:p>
          </table:table-cell>
          <table:table-cell table:style-name="ce89" table:number-columns-repeated="2"/>
          <table:table-cell table:style-name="ce92"/>
          <table:table-cell table:style-name="ce93"/>
          <table:table-cell table:style-name="ce95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6" office:value-type="string" calcext:value-type="string">
            <text:p>Башнефть04</text:p>
          </table:table-cell>
          <table:table-cell table:style-name="ce16" office:value-type="string" calcext:value-type="string">
            <text:p>RU000A0JS3U0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8]&gt;0;(ABS([.F8]-[.E8]))*100/(MIN([.E8:.F8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8]&gt;4;[.I8]&gt;9;[.J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7" office:value-type="string" calcext:value-type="string">
            <text:p>Башнефть07</text:p>
          </table:table-cell>
          <table:table-cell table:style-name="ce16" office:value-type="string" calcext:value-type="string">
            <text:p>RU000A0JTM36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9]&gt;0;(ABS([.F9]-[.E9]))*100/(MIN([.E9:.F9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9]&gt;4;[.I9]&gt;9;[.J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 office:value-type="string" calcext:value-type="string">
            <text:p>ДА</text:p>
          </table:table-cell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8" office:value-type="string" calcext:value-type="string">
            <text:p>Башнефть09</text:p>
          </table:table-cell>
          <table:table-cell table:style-name="ce18" office:value-type="string" calcext:value-type="string">
            <text:p>RU000A0JTM51 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10]&gt;0;(ABS([.F10]-[.E10]))*100/(MIN([.E10:.F10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0]&gt;4;[.I10]&gt;9;[.J1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1]&gt;0;(ABS([.F11]-[.E11]))*100/(MIN([.E11:.F11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1]&gt;4;[.I11]&gt;9;[.J1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2]&gt;0;(ABS([.F12]-[.E12]))*100/(MIN([.E12:.F12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2]&gt;4;[.I12]&gt;9;[.J1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3]&gt;0;(ABS([.F13]-[.E13]))*100/(MIN([.E13:.F13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3]&gt;4;[.I13]&gt;9;[.J1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4]&gt;0;(ABS([.F14]-[.E14]))*100/(MIN([.E14:.F14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4]&gt;4;[.I14]&gt;9;[.J1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5]&gt;0;(ABS([.F15]-[.E15]))*100/(MIN([.E15:.F15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5]&gt;4;[.I15]&gt;9;[.J1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6]&gt;0;(ABS([.F16]-[.E16]))*100/(MIN([.E16:.F16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6]&gt;4;[.I16]&gt;9;[.J1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7]&gt;0;(ABS([.F17]-[.E17]))*100/(MIN([.E17:.F17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7]&gt;4;[.I17]&gt;9;[.J1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4"/>
          <table:table-cell table:style-name="ce35"/>
          <table:table-cell table:style-name="ce42" table:formula="of:=IF([.E18]&gt;0;(ABS([.F18]-[.E18]))*100/(MIN([.E18:.F18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8]&gt;4;[.I18]&gt;9;[.J1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3</text:p>
          </table:table-cell>
          <table:table-cell table:style-name="ce19" office:value-type="string" calcext:value-type="string">
            <text:p>RU000A102SZ9</text:p>
          </table:table-cell>
          <table:table-cell table:style-name="ce29" office:value-type="float" office:value="2961805" calcext:value-type="float">
            <text:p>2 961 805</text:p>
          </table:table-cell>
          <table:table-cell table:style-name="ce33"/>
          <table:table-cell table:style-name="ce35"/>
          <table:table-cell table:style-name="ce42" table:formula="of:=IF([.E19]&gt;0;(ABS([.F19]-[.E19]))*100/(MIN([.E19:.F19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19]&gt;4;[.I19]&gt;9;[.J1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 864 274</text:p>
          </table:table-cell>
          <table:table-cell table:style-name="ce33"/>
          <table:table-cell table:style-name="ce35"/>
          <table:table-cell table:style-name="ce42" table:formula="of:=IF([.E20]&gt;0;(ABS([.F20]-[.E20]))*100/(MIN([.E20:.F20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0]&gt;4;[.I20]&gt;9;[.J2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 864 274</text:p>
          </table:table-cell>
          <table:table-cell table:style-name="ce33"/>
          <table:table-cell table:style-name="ce35"/>
          <table:table-cell table:style-name="ce42" table:formula="of:=IF([.E21]&gt;0;(ABS([.F21]-[.E21]))*100/(MIN([.E21:.F21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1]&gt;4;[.I21]&gt;9;[.J2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 864 274</text:p>
          </table:table-cell>
          <table:table-cell table:style-name="ce33"/>
          <table:table-cell table:style-name="ce35"/>
          <table:table-cell table:style-name="ce42" table:formula="of:=IF([.E22]&gt;0;(ABS([.F22]-[.E22]))*100/(MIN([.E22:.F22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2]&gt;4;[.I22]&gt;9;[.J2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 864 274</text:p>
          </table:table-cell>
          <table:table-cell table:style-name="ce33"/>
          <table:table-cell table:style-name="ce35"/>
          <table:table-cell table:style-name="ce42" table:formula="of:=IF([.E23]&gt;0;(ABS([.F23]-[.E23]))*100/(MIN([.E23:.F23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3]&gt;4;[.I23]&gt;9;[.J2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 864 274</text:p>
          </table:table-cell>
          <table:table-cell table:style-name="ce33"/>
          <table:table-cell table:style-name="ce35"/>
          <table:table-cell table:style-name="ce42" table:formula="of:=IF([.E24]&gt;0;(ABS([.F24]-[.E24]))*100/(MIN([.E24:.F24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4]&gt;4;[.I24]&gt;9;[.J2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 864 274</text:p>
          </table:table-cell>
          <table:table-cell table:style-name="ce33"/>
          <table:table-cell table:style-name="ce35"/>
          <table:table-cell table:style-name="ce42" table:formula="of:=IF([.E25]&gt;0;(ABS([.F25]-[.E25]))*100/(MIN([.E25:.F25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5]&gt;4;[.I25]&gt;9;[.J2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1-204</text:p>
          </table:table-cell>
          <table:table-cell table:style-name="ce19" office:value-type="string" calcext:value-type="string">
            <text:p>RU000A102XD6</text:p>
          </table:table-cell>
          <table:table-cell table:style-name="ce29" office:value-type="float" office:value="3864274" calcext:value-type="float">
            <text:p>3 864 274</text:p>
          </table:table-cell>
          <table:table-cell table:style-name="ce33"/>
          <table:table-cell table:style-name="ce35"/>
          <table:table-cell table:style-name="ce42" table:formula="of:=IF([.E26]&gt;0;(ABS([.F26]-[.E26]))*100/(MIN([.E26:.F26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26]&gt;4;[.I26]&gt;9;[.J2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" table:visibility="collapse">
          <table:table-cell table:style-name="ce5"/>
          <table:table-cell table:style-name="ce19" office:value-type="string" calcext:value-type="string">
            <text:p>ВТБ Б1-205</text:p>
          </table:table-cell>
          <table:table-cell table:style-name="ce19" office:value-type="string" calcext:value-type="string">
            <text:p>RU000A1032H8</text:p>
          </table:table-cell>
          <table:table-cell table:style-name="ce29" office:value-type="float" office:value="11893584" calcext:value-type="float">
            <text:p>11 893 584</text:p>
          </table:table-cell>
          <table:table-cell table:style-name="ce33"/>
          <table:table-cell table:style-name="ce35"/>
          <table:table-cell table:style-name="ce42" table:formula="of:=IF([.E27]&gt;0;(ABS([.F27]-[.E27]))*100/(MIN([.E27:.F27]));&quot;&quot;)">
            <text:p/>
          </table:table-cell>
          <table:table-cell table:style-name="ce46"/>
          <table:table-cell table:style-name="ce51"/>
          <table:table-cell table:style-name="ce46"/>
          <table:table-cell table:style-name="ce46" table:formula="of:=IF(AND([.H27]&gt;4;[.I27]&gt;9;[.J2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05</text:p>
          </table:table-cell>
          <table:table-cell table:style-name="ce19" office:value-type="string" calcext:value-type="string">
            <text:p>RU000A1032H8</text:p>
          </table:table-cell>
          <table:table-cell table:style-name="ce29" office:value-type="float" office:value="11893584" calcext:value-type="float">
            <text:p>11 893 584</text:p>
          </table:table-cell>
          <table:table-cell table:style-name="ce33"/>
          <table:table-cell table:style-name="ce35"/>
          <table:table-cell table:style-name="ce42" table:formula="of:=IF([.E28]&gt;0;(ABS([.F28]-[.E28]))*100/(MIN([.E28:.F28]));&quot;&quot;)">
            <text:p/>
          </table:table-cell>
          <table:table-cell table:style-name="ce46"/>
          <table:table-cell table:style-name="ce51"/>
          <table:table-cell table:style-name="ce46"/>
          <table:table-cell table:style-name="ce46" table:formula="of:=IF(AND([.H28]&gt;4;[.I28]&gt;9;[.J2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05</text:p>
          </table:table-cell>
          <table:table-cell table:style-name="ce19" office:value-type="string" calcext:value-type="string">
            <text:p>RU000A1032H8</text:p>
          </table:table-cell>
          <table:table-cell table:style-name="ce29" office:value-type="float" office:value="11893584" calcext:value-type="float">
            <text:p>11 893 584</text:p>
          </table:table-cell>
          <table:table-cell table:style-name="ce33"/>
          <table:table-cell table:style-name="ce35"/>
          <table:table-cell table:style-name="ce42" table:formula="of:=IF([.E29]&gt;0;(ABS([.F29]-[.E29]))*100/(MIN([.E29:.F29]));&quot;&quot;)">
            <text:p/>
          </table:table-cell>
          <table:table-cell table:style-name="ce46"/>
          <table:table-cell table:style-name="ce51"/>
          <table:table-cell table:style-name="ce46"/>
          <table:table-cell table:style-name="ce46" table:formula="of:=IF(AND([.H29]&gt;4;[.I29]&gt;9;[.J2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4"/>
          <table:table-cell table:style-name="ce35"/>
          <table:table-cell table:style-name="ce42" table:formula="of:=IF([.E30]&gt;0;(ABS([.F30]-[.E30]))*100/(MIN([.E30:.F30]));&quot;&quot;)">
            <text:p/>
          </table:table-cell>
          <table:table-cell table:style-name="ce46" table:number-columns-repeated="3"/>
          <table:table-cell table:style-name="ce46" table:formula="of:=IF(AND([.H30]&gt;4;[.I30]&gt;9;[.J3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4"/>
          <table:table-cell table:style-name="ce35"/>
          <table:table-cell table:style-name="ce42" table:formula="of:=IF([.E31]&gt;0;(ABS([.F31]-[.E31]))*100/(MIN([.E31:.F31]));&quot;&quot;)">
            <text:p/>
          </table:table-cell>
          <table:table-cell table:style-name="ce46" table:number-columns-repeated="3"/>
          <table:table-cell table:style-name="ce46" table:formula="of:=IF(AND([.H31]&gt;4;[.I31]&gt;9;[.J3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4"/>
          <table:table-cell table:style-name="ce35"/>
          <table:table-cell table:style-name="ce42" table:formula="of:=IF([.E32]&gt;0;(ABS([.F32]-[.E32]))*100/(MIN([.E32:.F32]));&quot;&quot;)">
            <text:p/>
          </table:table-cell>
          <table:table-cell table:style-name="ce46" table:number-columns-repeated="3"/>
          <table:table-cell table:style-name="ce46" table:formula="of:=IF(AND([.H32]&gt;4;[.I32]&gt;9;[.J3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4"/>
          <table:table-cell table:style-name="ce35"/>
          <table:table-cell table:style-name="ce42" table:formula="of:=IF([.E33]&gt;0;(ABS([.F33]-[.E33]))*100/(MIN([.E33:.F33]));&quot;&quot;)">
            <text:p/>
          </table:table-cell>
          <table:table-cell table:style-name="ce46" table:number-columns-repeated="3"/>
          <table:table-cell table:style-name="ce46" table:formula="of:=IF(AND([.H33]&gt;4;[.I33]&gt;9;[.J3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4"/>
          <table:table-cell table:style-name="ce35"/>
          <table:table-cell table:style-name="ce42" table:formula="of:=IF([.E34]&gt;0;(ABS([.F34]-[.E34]))*100/(MIN([.E34:.F34]));&quot;&quot;)">
            <text:p/>
          </table:table-cell>
          <table:table-cell table:style-name="ce46" table:number-columns-repeated="3"/>
          <table:table-cell table:style-name="ce46" table:formula="of:=IF(AND([.H34]&gt;4;[.I34]&gt;9;[.J3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4"/>
          <table:table-cell table:style-name="ce35"/>
          <table:table-cell table:style-name="ce42" table:formula="of:=IF([.E35]&gt;0;(ABS([.F35]-[.E35]))*100/(MIN([.E35:.F35]));&quot;&quot;)">
            <text:p/>
          </table:table-cell>
          <table:table-cell table:style-name="ce46" table:number-columns-repeated="3"/>
          <table:table-cell table:style-name="ce46" table:formula="of:=IF(AND([.H35]&gt;4;[.I35]&gt;9;[.J3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4"/>
          <table:table-cell table:style-name="ce35"/>
          <table:table-cell table:style-name="ce42" table:formula="of:=IF([.E36]&gt;0;(ABS([.F36]-[.E36]))*100/(MIN([.E36:.F36]));&quot;&quot;)">
            <text:p/>
          </table:table-cell>
          <table:table-cell table:style-name="ce46" table:number-columns-repeated="3"/>
          <table:table-cell table:style-name="ce46" table:formula="of:=IF(AND([.H36]&gt;4;[.I36]&gt;9;[.J3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9" office:value-type="string" calcext:value-type="string">
            <text:p>ВТБ Б1-228</text:p>
          </table:table-cell>
          <table:table-cell table:style-name="ce19" office:value-type="string" calcext:value-type="string">
            <text:p>RU000A1039K7</text:p>
          </table:table-cell>
          <table:table-cell table:style-name="ce29" office:value-type="float" office:value="8064466" calcext:value-type="float">
            <text:p>8 064 466</text:p>
          </table:table-cell>
          <table:table-cell table:style-name="ce33"/>
          <table:table-cell table:style-name="ce35"/>
          <table:table-cell table:style-name="ce42" table:formula="of:=IF([.E37]&gt;0;(ABS([.F37]-[.E37]))*100/(MIN([.E37:.F37]));&quot;&quot;)">
            <text:p/>
          </table:table-cell>
          <table:table-cell table:style-name="ce46" table:number-columns-repeated="3"/>
          <table:table-cell table:style-name="ce46" table:formula="of:=IF(AND([.H37]&gt;4;[.I37]&gt;9;[.J3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>
          <table:table-cell table:style-name="ce5"/>
          <table:table-cell table:style-name="ce20" office:value-type="string" calcext:value-type="string">
            <text:p>{d.stockValuations[i].ticker}</text:p>
          </table:table-cell>
          <table:table-cell table:style-name="ce20" office:value-type="string" calcext:value-type="string">
            <text:p>{d.stockValuations[i].isin}</text:p>
          </table:table-cell>
          <table:table-cell table:style-name="ce29" office:value-type="string" calcext:value-type="string">
            <text:p>{d.stockValuations[i].initialVolume}</text:p>
          </table:table-cell>
          <table:table-cell table:style-name="ce34"/>
          <table:table-cell table:style-name="ce35" office:value-type="string" calcext:value-type="string">
            <text:p>{d.stockValuations[i].fairPrice}</text:p>
          </table:table-cell>
          <table:table-cell table:style-name="ce42" table:formula="of:=IF(INDIRECT(&quot;E&quot;&amp;ROW())&gt;0;(ABS(INDIRECT(&quot;F&quot;&amp;ROW())-INDIRECT(&quot;E&quot;&amp;ROW())))*100/(MIN(INDIRECT(&quot;E&quot;&amp;ROW()):INDIRECT(&quot;F&quot;&amp;ROW())));&quot;&quot;)">
            <text:p/>
          </table:table-cell>
          <table:table-cell table:style-name="ce46" office:value-type="string" calcext:value-type="string">
            <text:p>{d.stockValuations[i].countDays}</text:p>
          </table:table-cell>
          <table:table-cell table:style-name="ce46" office:value-type="string" calcext:value-type="string">
            <text:p>{d.stockValuations[i].countDeals}</text:p>
          </table:table-cell>
          <table:table-cell table:style-name="ce46" office:value-type="string" calcext:value-type="string">
            <text:p>{d.stockValuations[i].tradingVolume}</text:p>
          </table:table-cell>
          <table:table-cell table:style-name="ce46" office:value-type="string" calcext:value-type="string">
            <text:p>{d.stockValuations[i].active}</text:p>
          </table:table-cell>
          <table:table-cell table:style-name="ce46" office:value-type="string" calcext:value-type="string">
            <text:p>НЕТ</text:p>
          </table:table-cell>
          <table:table-cell table:style-name="ce67" office:value-type="string" calcext:value-type="string">
            <text:p>{d.stockValuations[i].adjustment}</text:p>
          </table:table-cell>
          <table:table-cell table:style-name="ce67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 118 143</text:p>
          </table:table-cell>
          <table:table-cell table:style-name="ce34"/>
          <table:table-cell table:style-name="ce35"/>
          <table:table-cell table:style-name="ce42" table:formula="of:=IF([.E39]&gt;0;(ABS([.F39]-[.E39]))*100/(MIN([.E39:.F39]));&quot;&quot;)">
            <text:p/>
          </table:table-cell>
          <table:table-cell table:style-name="ce46" table:number-columns-repeated="3"/>
          <table:table-cell table:style-name="ce46" table:formula="of:=IF(AND([.H39]&gt;4;[.I39]&gt;9;[.J3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 118 143</text:p>
          </table:table-cell>
          <table:table-cell table:style-name="ce34"/>
          <table:table-cell table:style-name="ce35"/>
          <table:table-cell table:style-name="ce42" table:formula="of:=IF([.E40]&gt;0;(ABS([.F40]-[.E40]))*100/(MIN([.E40:.F40]));&quot;&quot;)">
            <text:p/>
          </table:table-cell>
          <table:table-cell table:style-name="ce46" table:number-columns-repeated="3"/>
          <table:table-cell table:style-name="ce46" table:formula="of:=IF(AND([.H40]&gt;4;[.I40]&gt;9;[.J4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 118 143</text:p>
          </table:table-cell>
          <table:table-cell table:style-name="ce34"/>
          <table:table-cell table:style-name="ce35"/>
          <table:table-cell table:style-name="ce42" table:formula="of:=IF([.E41]&gt;0;(ABS([.F41]-[.E41]))*100/(MIN([.E41:.F41]));&quot;&quot;)">
            <text:p/>
          </table:table-cell>
          <table:table-cell table:style-name="ce46" table:number-columns-repeated="3"/>
          <table:table-cell table:style-name="ce46" table:formula="of:=IF(AND([.H41]&gt;4;[.I41]&gt;9;[.J4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 118 143</text:p>
          </table:table-cell>
          <table:table-cell table:style-name="ce34"/>
          <table:table-cell table:style-name="ce35"/>
          <table:table-cell table:style-name="ce42" table:formula="of:=IF([.E42]&gt;0;(ABS([.F42]-[.E42]))*100/(MIN([.E42:.F42]));&quot;&quot;)">
            <text:p/>
          </table:table-cell>
          <table:table-cell table:style-name="ce46" table:number-columns-repeated="3"/>
          <table:table-cell table:style-name="ce46" table:formula="of:=IF(AND([.H42]&gt;4;[.I42]&gt;9;[.J4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 118 143</text:p>
          </table:table-cell>
          <table:table-cell table:style-name="ce34"/>
          <table:table-cell table:style-name="ce35"/>
          <table:table-cell table:style-name="ce42" table:formula="of:=IF([.E43]&gt;0;(ABS([.F43]-[.E43]))*100/(MIN([.E43:.F43]));&quot;&quot;)">
            <text:p/>
          </table:table-cell>
          <table:table-cell table:style-name="ce46" table:number-columns-repeated="3"/>
          <table:table-cell table:style-name="ce46" table:formula="of:=IF(AND([.H43]&gt;4;[.I43]&gt;9;[.J4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29 </text:p>
          </table:table-cell>
          <table:table-cell table:style-name="ce20" office:value-type="string" calcext:value-type="string">
            <text:p>RU000A103GF4 </text:p>
          </table:table-cell>
          <table:table-cell table:style-name="ce29" office:value-type="float" office:value="11118143" calcext:value-type="float">
            <text:p>11 118 143</text:p>
          </table:table-cell>
          <table:table-cell table:style-name="ce34"/>
          <table:table-cell table:style-name="ce35"/>
          <table:table-cell table:style-name="ce42" table:formula="of:=IF([.E44]&gt;0;(ABS([.F44]-[.E44]))*100/(MIN([.E44:.F44]));&quot;&quot;)">
            <text:p/>
          </table:table-cell>
          <table:table-cell table:style-name="ce46" table:number-columns-repeated="3"/>
          <table:table-cell table:style-name="ce46" table:formula="of:=IF(AND([.H44]&gt;4;[.I44]&gt;9;[.J4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>
          <table:table-cell table:style-name="ce5"/>
          <table:table-cell table:style-name="ce20" office:value-type="string" calcext:value-type="string">
            <text:p>{d.stockValuations[i+1].ticker}</text:p>
          </table:table-cell>
          <table:table-cell table:style-name="ce20" office:value-type="string" calcext:value-type="string">
            <text:p><text:span text:style-name="T2">{d.stockValuations[i+1].isin</text:span>}</text:p>
          </table:table-cell>
          <table:table-cell table:style-name="ce29" office:value-type="string" calcext:value-type="string">
            <text:p>{d.stockValuations[i+1].initialVolume}</text:p>
          </table:table-cell>
          <table:table-cell table:style-name="ce34"/>
          <table:table-cell table:style-name="ce35" office:value-type="string" calcext:value-type="string">
            <text:p>{d.stockValuations[i+1].fairPrice}</text:p>
          </table:table-cell>
          <table:table-cell table:style-name="ce42" table:formula="of:=IF(INDIRECT(&quot;E&quot;&amp;ROW())&gt;0;(ABS(INDIRECT(&quot;F&quot;&amp;ROW())-INDIRECT(&quot;E&quot;&amp;ROW())))*100/(MIN(INDIRECT(&quot;E&quot;&amp;ROW()):INDIRECT(&quot;F&quot;&amp;ROW())));&quot;&quot;)">
            <text:p/>
          </table:table-cell>
          <table:table-cell table:style-name="ce46" office:value-type="string" calcext:value-type="string">
            <text:p>{d.stockValuations[i+1].countDays}</text:p>
          </table:table-cell>
          <table:table-cell table:style-name="ce46" office:value-type="string" calcext:value-type="string">
            <text:p>{d.stockValuations[i+1].countDeals}</text:p>
          </table:table-cell>
          <table:table-cell table:style-name="ce46" office:value-type="string" calcext:value-type="string">
            <text:p>{d.stockValuations[i+1].tradingVolume}</text:p>
          </table:table-cell>
          <table:table-cell table:style-name="ce46" office:value-type="string" calcext:value-type="string">
            <text:p>{d.stockValuations[i+1].active}</text:p>
          </table:table-cell>
          <table:table-cell table:style-name="ce46" office:value-type="string" calcext:value-type="string">
            <text:p>НЕТ</text:p>
          </table:table-cell>
          <table:table-cell table:style-name="ce67" office:value-type="string" calcext:value-type="string">
            <text:p>{d.stockValuations[i+1].adjustment}</text:p>
          </table:table-cell>
          <table:table-cell table:style-name="ce67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30</text:p>
          </table:table-cell>
          <table:table-cell table:style-name="ce20" office:value-type="string" calcext:value-type="string">
            <text:p>RU000A103Q81 </text:p>
          </table:table-cell>
          <table:table-cell table:style-name="ce29" office:value-type="float" office:value="4288549" calcext:value-type="float">
            <text:p>4 288 549</text:p>
          </table:table-cell>
          <table:table-cell table:style-name="ce34"/>
          <table:table-cell table:style-name="ce35"/>
          <table:table-cell table:style-name="ce42" table:formula="of:=IF([.E46]&gt;0;(ABS([.F46]-[.E46]))*100/(MIN([.E46:.F46]));&quot;&quot;)">
            <text:p/>
          </table:table-cell>
          <table:table-cell table:style-name="ce46" table:number-columns-repeated="3"/>
          <table:table-cell table:style-name="ce46" table:formula="of:=IF(AND([.H46]&gt;4;[.I46]&gt;9;[.J4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30</text:p>
          </table:table-cell>
          <table:table-cell table:style-name="ce20" office:value-type="string" calcext:value-type="string">
            <text:p>RU000A103Q81 </text:p>
          </table:table-cell>
          <table:table-cell table:style-name="ce29" office:value-type="float" office:value="4288549" calcext:value-type="float">
            <text:p>4 288 549</text:p>
          </table:table-cell>
          <table:table-cell table:style-name="ce34"/>
          <table:table-cell table:style-name="ce35"/>
          <table:table-cell table:style-name="ce42" table:formula="of:=IF([.E47]&gt;0;(ABS([.F47]-[.E47]))*100/(MIN([.E47:.F47]));&quot;&quot;)">
            <text:p/>
          </table:table-cell>
          <table:table-cell table:style-name="ce46" table:number-columns-repeated="3"/>
          <table:table-cell table:style-name="ce46" table:formula="of:=IF(AND([.H47]&gt;4;[.I47]&gt;9;[.J4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30</text:p>
          </table:table-cell>
          <table:table-cell table:style-name="ce20" office:value-type="string" calcext:value-type="string">
            <text:p>RU000A103Q81 </text:p>
          </table:table-cell>
          <table:table-cell table:style-name="ce29" office:value-type="float" office:value="4288549" calcext:value-type="float">
            <text:p>4 288 549</text:p>
          </table:table-cell>
          <table:table-cell table:style-name="ce34"/>
          <table:table-cell table:style-name="ce35"/>
          <table:table-cell table:style-name="ce42" table:formula="of:=IF([.E48]&gt;0;(ABS([.F48]-[.E48]))*100/(MIN([.E48:.F48]));&quot;&quot;)">
            <text:p/>
          </table:table-cell>
          <table:table-cell table:style-name="ce46" table:number-columns-repeated="3"/>
          <table:table-cell table:style-name="ce46" table:formula="of:=IF(AND([.H48]&gt;4;[.I48]&gt;9;[.J4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30</text:p>
          </table:table-cell>
          <table:table-cell table:style-name="ce20" office:value-type="string" calcext:value-type="string">
            <text:p>RU000A103Q81 </text:p>
          </table:table-cell>
          <table:table-cell table:style-name="ce29" office:value-type="float" office:value="4288549" calcext:value-type="float">
            <text:p>4 288 549</text:p>
          </table:table-cell>
          <table:table-cell table:style-name="ce34"/>
          <table:table-cell table:style-name="ce35"/>
          <table:table-cell table:style-name="ce42" table:formula="of:=IF([.E49]&gt;0;(ABS([.F49]-[.E49]))*100/(MIN([.E49:.F49]));&quot;&quot;)">
            <text:p/>
          </table:table-cell>
          <table:table-cell table:style-name="ce46" table:number-columns-repeated="3"/>
          <table:table-cell table:style-name="ce46" table:formula="of:=IF(AND([.H49]&gt;4;[.I49]&gt;9;[.J4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51</text:p>
          </table:table-cell>
          <table:table-cell table:style-name="ce20" office:value-type="string" calcext:value-type="string">
            <text:p>RU000A103YS0 </text:p>
          </table:table-cell>
          <table:table-cell table:style-name="ce29" office:value-type="float" office:value="7505743" calcext:value-type="float">
            <text:p>7 505 743</text:p>
          </table:table-cell>
          <table:table-cell table:style-name="ce34"/>
          <table:table-cell table:style-name="ce35"/>
          <table:table-cell table:style-name="ce42" table:formula="of:=IF([.E50]&gt;0;(ABS([.F50]-[.E50]))*100/(MIN([.E50:.F50]));&quot;&quot;)">
            <text:p/>
          </table:table-cell>
          <table:table-cell table:style-name="ce46" table:number-columns-repeated="3"/>
          <table:table-cell table:style-name="ce46" table:formula="of:=IF(AND([.H50]&gt;4;[.I50]&gt;9;[.J5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51</text:p>
          </table:table-cell>
          <table:table-cell table:style-name="ce20" office:value-type="string" calcext:value-type="string">
            <text:p>RU000A103YS0 </text:p>
          </table:table-cell>
          <table:table-cell table:style-name="ce29" office:value-type="float" office:value="7505743" calcext:value-type="float">
            <text:p>7 505 743</text:p>
          </table:table-cell>
          <table:table-cell table:style-name="ce34"/>
          <table:table-cell table:style-name="ce35"/>
          <table:table-cell table:style-name="ce42" table:formula="of:=IF([.E51]&gt;0;(ABS([.F51]-[.E51]))*100/(MIN([.E51:.F51]));&quot;&quot;)">
            <text:p/>
          </table:table-cell>
          <table:table-cell table:style-name="ce46" table:number-columns-repeated="3"/>
          <table:table-cell table:style-name="ce46" table:formula="of:=IF(AND([.H51]&gt;4;[.I51]&gt;9;[.J5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18" office:value-type="string" calcext:value-type="string">
            <text:p>ВТБ Б1-252</text:p>
          </table:table-cell>
          <table:table-cell table:style-name="ce18" office:value-type="string" calcext:value-type="string">
            <text:p>RU000A1046G0 </text:p>
          </table:table-cell>
          <table:table-cell table:style-name="ce29" office:value-type="float" office:value="9119408" calcext:value-type="float">
            <text:p>9 119 408</text:p>
          </table:table-cell>
          <table:table-cell table:style-name="ce34"/>
          <table:table-cell table:style-name="ce35"/>
          <table:table-cell table:style-name="ce42" table:formula="of:=IF([.E52]&gt;0;(ABS([.F52]-[.E52]))*100/(MIN([.E52:.F52]));&quot;&quot;)">
            <text:p/>
          </table:table-cell>
          <table:table-cell table:style-name="ce46" table:number-columns-repeated="3"/>
          <table:table-cell table:style-name="ce46" table:formula="of:=IF(AND([.H52]&gt;4;[.I52]&gt;9;[.J5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5"/>
          <table:table-cell table:style-name="ce20" office:value-type="string" calcext:value-type="string">
            <text:p>ВТБ Б1-253</text:p>
          </table:table-cell>
          <table:table-cell table:style-name="ce20" office:value-type="string" calcext:value-type="string">
            <text:p>RU000A104C60 </text:p>
          </table:table-cell>
          <table:table-cell table:style-name="ce29" office:value-type="float" office:value="4582133" calcext:value-type="float">
            <text:p>4 582 133</text:p>
          </table:table-cell>
          <table:table-cell table:style-name="ce34"/>
          <table:table-cell table:style-name="ce35"/>
          <table:table-cell table:style-name="ce42" table:formula="of:=IF([.E53]&gt;0;(ABS([.F53]-[.E53]))*100/(MIN([.E53:.F53]));&quot;&quot;)">
            <text:p/>
          </table:table-cell>
          <table:table-cell table:style-name="ce46" table:number-columns-repeated="3"/>
          <table:table-cell table:style-name="ce46" table:formula="of:=IF(AND([.H53]&gt;4;[.I53]&gt;9;[.J5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50</text:p>
          </table:table-cell>
          <table:table-cell table:style-name="ce19" office:value-type="string" calcext:value-type="string">
            <text:p>RU000A101FV7</text:p>
          </table:table-cell>
          <table:table-cell table:style-name="ce29" office:value-type="float" office:value="5087502" calcext:value-type="float">
            <text:p>5 087 502</text:p>
          </table:table-cell>
          <table:table-cell table:style-name="ce33"/>
          <table:table-cell table:style-name="ce35"/>
          <table:table-cell table:style-name="ce42" table:formula="of:=IF([.E54]&gt;0;(ABS([.F54]-[.E54]))*100/(MIN([.E54:.F54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4]&gt;4;[.I54]&gt;9;[.J5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8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62</text:p>
          </table:table-cell>
          <table:table-cell table:style-name="ce19" office:value-type="string" calcext:value-type="string">
            <text:p>RU000A101JT3</text:p>
          </table:table-cell>
          <table:table-cell table:style-name="ce29" office:value-type="float" office:value="6203934" calcext:value-type="float">
            <text:p>6 203 934</text:p>
          </table:table-cell>
          <table:table-cell table:style-name="ce33"/>
          <table:table-cell table:style-name="ce35"/>
          <table:table-cell table:style-name="ce42" table:formula="of:=IF([.E55]&gt;0;(ABS([.F55]-[.E55]))*100/(MIN([.E55:.F55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5]&gt;4;[.I55]&gt;9;[.J5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63</text:p>
          </table:table-cell>
          <table:table-cell table:style-name="ce19" office:value-type="string" calcext:value-type="string">
            <text:p>RU000A101M53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56]&gt;0;(ABS([.F56]-[.E56]))*100/(MIN([.E56:.F56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6]&gt;4;[.I56]&gt;9;[.J5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64</text:p>
          </table:table-cell>
          <table:table-cell table:style-name="ce19" office:value-type="string" calcext:value-type="string">
            <text:p>RU000A101Q67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57]&gt;0;(ABS([.F57]-[.E57]))*100/(MIN([.E57:.F57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7]&gt;4;[.I57]&gt;9;[.J5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8</text:p>
          </table:table-cell>
          <table:table-cell table:style-name="ce19" office:value-type="string" calcext:value-type="string">
            <text:p>RU000A0ZZH84</text:p>
          </table:table-cell>
          <table:table-cell table:style-name="ce29" office:value-type="float" office:value="20000000" calcext:value-type="float">
            <text:p>20 000 000</text:p>
          </table:table-cell>
          <table:table-cell table:style-name="ce33"/>
          <table:table-cell table:style-name="ce35"/>
          <table:table-cell table:style-name="ce42" table:formula="of:=IF([.E58]&gt;0;(ABS([.F58]-[.E58]))*100/(MIN([.E58:.F58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8]&gt;4;[.I58]&gt;9;[.J5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8"/>
          <table:table-cell table:style-name="ce72"/>
          <table:table-cell table:style-name="ce78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85</text:p>
          </table:table-cell>
          <table:table-cell table:style-name="ce19" office:value-type="string" calcext:value-type="string">
            <text:p>RU000A101U46</text:p>
          </table:table-cell>
          <table:table-cell table:style-name="ce29" office:value-type="float" office:value="3430487" calcext:value-type="float">
            <text:p>3 430 487</text:p>
          </table:table-cell>
          <table:table-cell table:style-name="ce33"/>
          <table:table-cell table:style-name="ce35"/>
          <table:table-cell table:style-name="ce42" table:formula="of:=IF([.E59]&gt;0;(ABS([.F59]-[.E59]))*100/(MIN([.E59:.F59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59]&gt;4;[.I59]&gt;9;[.J5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98</text:p>
          </table:table-cell>
          <table:table-cell table:style-name="ce19" office:value-type="string" calcext:value-type="string">
            <text:p>RU000A101YR6</text:p>
          </table:table-cell>
          <table:table-cell table:style-name="ce29" office:value-type="float" office:value="7623993" calcext:value-type="float">
            <text:p>7 623 993</text:p>
          </table:table-cell>
          <table:table-cell table:style-name="ce33"/>
          <table:table-cell table:style-name="ce35"/>
          <table:table-cell table:style-name="ce42" table:formula="of:=IF([.E60]&gt;0;(ABS([.F60]-[.E60]))*100/(MIN([.E60:.F60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0]&gt;4;[.I60]&gt;9;[.J6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99</text:p>
          </table:table-cell>
          <table:table-cell table:style-name="ce19" office:value-type="string" calcext:value-type="string">
            <text:p>RU000A1022J5</text:p>
          </table:table-cell>
          <table:table-cell table:style-name="ce29" office:value-type="float" office:value="9151554" calcext:value-type="float">
            <text:p>9 151 554</text:p>
          </table:table-cell>
          <table:table-cell table:style-name="ce33"/>
          <table:table-cell table:style-name="ce35"/>
          <table:table-cell table:style-name="ce42" table:formula="of:=IF([.E61]&gt;0;(ABS([.F61]-[.E61]))*100/(MIN([.E61:.F61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1]&gt;4;[.I61]&gt;9;[.J6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-1-99</text:p>
          </table:table-cell>
          <table:table-cell table:style-name="ce19" office:value-type="string" calcext:value-type="string">
            <text:p>RU000A1022J5</text:p>
          </table:table-cell>
          <table:table-cell table:style-name="ce29" office:value-type="float" office:value="9151554" calcext:value-type="float">
            <text:p>9 151 554</text:p>
          </table:table-cell>
          <table:table-cell table:style-name="ce33"/>
          <table:table-cell table:style-name="ce35"/>
          <table:table-cell table:style-name="ce42" table:formula="of:=IF([.E62]&gt;0;(ABS([.F62]-[.E62]))*100/(MIN([.E62:.F62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2]&gt;4;[.I62]&gt;9;[.J6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ТБ БО-30</text:p>
          </table:table-cell>
          <table:table-cell table:style-name="ce19" office:value-type="string" calcext:value-type="string">
            <text:p>RU000A0JV3Q3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63]&gt;0;(ABS([.F63]-[.E63]))*100/(MIN([.E63:.F63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3]&gt;4;[.I63]&gt;9;[.J6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67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office:value-type="string" calcext:value-type="string">
            <text:p>ВТБ БО-43</text:p>
          </table:table-cell>
          <table:table-cell table:style-name="ce20" office:value-type="string" calcext:value-type="string">
            <text:p>RU000A0JU773 </text:p>
          </table:table-cell>
          <table:table-cell table:style-name="ce29" office:value-type="float" office:value="20000000" calcext:value-type="float">
            <text:p>20 000 000</text:p>
          </table:table-cell>
          <table:table-cell table:style-name="ce33"/>
          <table:table-cell table:style-name="ce35"/>
          <table:table-cell table:style-name="ce42" table:formula="of:=IF([.E64]&gt;0;(ABS([.F64]-[.E64]))*100/(MIN([.E64:.F64]));&quot;&quot;)">
            <text:p/>
          </table:table-cell>
          <table:table-cell table:style-name="ce46"/>
          <table:table-cell table:style-name="ce52"/>
          <table:table-cell table:style-name="ce46"/>
          <table:table-cell table:style-name="ce46" table:formula="of:=IF(AND([.H64]&gt;4;[.I64]&gt;9;[.J6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42"/>
          <table:table-cell table:style-name="ce67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6"/>
          <table:table-cell table:style-name="ce19" office:value-type="string" calcext:value-type="string">
            <text:p>ВЭБ 1P-12</text:p>
          </table:table-cell>
          <table:table-cell table:style-name="ce19" office:value-type="string" calcext:value-type="string">
            <text:p>RU000A0ZZZP3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65]&gt;0;(ABS([.F65]-[.E65]))*100/(MIN([.E65:.F65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5]&gt;4;[.I65]&gt;9;[.J6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 1P-15</text:p>
          </table:table-cell>
          <table:table-cell table:style-name="ce19" office:value-type="string" calcext:value-type="string">
            <text:p>RU000A1004U0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66]&gt;0;(ABS([.F66]-[.E66]))*100/(MIN([.E66:.F66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6]&gt;4;[.I66]&gt;9;[.J6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0" table:visibility="collapse">
          <table:table-cell table:style-name="ce5"/>
          <table:table-cell table:style-name="ce19" office:value-type="string" calcext:value-type="string">
            <text:p>ВЭБ1P-К105</text:p>
          </table:table-cell>
          <table:table-cell table:style-name="ce19" office:value-type="string" calcext:value-type="string">
            <text:p>RU000A102UY8</text:p>
          </table:table-cell>
          <table:table-cell table:style-name="ce29" office:value-type="float" office:value="8965366" calcext:value-type="float">
            <text:p>8 965 366</text:p>
          </table:table-cell>
          <table:table-cell table:style-name="ce33"/>
          <table:table-cell table:style-name="ce35"/>
          <table:table-cell table:style-name="ce42" table:formula="of:=IF([.E67]&gt;0;(ABS([.F67]-[.E67]))*100/(MIN([.E67:.F67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7]&gt;4;[.I67]&gt;9;[.J6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 ПБО1Р5</text:p>
          </table:table-cell>
          <table:table-cell table:style-name="ce19" office:value-type="string" calcext:value-type="string">
            <text:p>RU000A0JX4Q9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68]&gt;0;(ABS([.F68]-[.E68]))*100/(MIN([.E68:.F68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8]&gt;4;[.I68]&gt;9;[.J6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 ПБО1Р9</text:p>
          </table:table-cell>
          <table:table-cell table:style-name="ce19" office:value-type="string" calcext:value-type="string">
            <text:p>RU000A0JXU71</text:p>
          </table:table-cell>
          <table:table-cell table:style-name="ce29" office:value-type="float" office:value="30000000" calcext:value-type="float">
            <text:p>30 000 000</text:p>
          </table:table-cell>
          <table:table-cell table:style-name="ce33"/>
          <table:table-cell table:style-name="ce35"/>
          <table:table-cell table:style-name="ce42" table:formula="of:=IF([.E69]&gt;0;(ABS([.F69]-[.E69]))*100/(MIN([.E69:.F69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69]&gt;4;[.I69]&gt;9;[.J6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.РФ 09</text:p>
          </table:table-cell>
          <table:table-cell table:style-name="ce19" office:value-type="string" calcext:value-type="string">
            <text:p>RU000A0JRCX7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5"/>
          <table:table-cell table:style-name="ce42" table:formula="of:=IF([.E70]&gt;0;(ABS([.F70]-[.E70]))*100/(MIN([.E70:.F70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0]&gt;4;[.I70]&gt;9;[.J7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.РФ 10</text:p>
          </table:table-cell>
          <table:table-cell table:style-name="ce19" office:value-type="string" calcext:value-type="string">
            <text:p>RU000A0JRTN2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5"/>
          <table:table-cell table:style-name="ce42" table:formula="of:=IF([.E71]&gt;0;(ABS([.F71]-[.E71]))*100/(MIN([.E71:.F71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1]&gt;4;[.I71]&gt;9;[.J7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.РФ 19</text:p>
          </table:table-cell>
          <table:table-cell table:style-name="ce19" office:value-type="string" calcext:value-type="string">
            <text:p>RU000A0JT6B2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72]&gt;0;(ABS([.F72]-[.E72]))*100/(MIN([.E72:.F72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2]&gt;4;[.I72]&gt;9;[.J7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Б04</text:p>
          </table:table-cell>
          <table:table-cell table:style-name="ce19" office:value-type="string" calcext:value-type="string">
            <text:p>RU000A0JV8D0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73]&gt;0;(ABS([.F73]-[.E73]))*100/(MIN([.E73:.F73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3]&gt;4;[.I73]&gt;9;[.J7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Б05</text:p>
          </table:table-cell>
          <table:table-cell table:style-name="ce19" office:value-type="string" calcext:value-type="string">
            <text:p>RU000A0JV8G3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74]&gt;0;(ABS([.F74]-[.E74]))*100/(MIN([.E74:.F74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4]&gt;4;[.I74]&gt;9;[.J7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инг4</text:p>
          </table:table-cell>
          <table:table-cell table:style-name="ce19" office:value-type="string" calcext:value-type="string">
            <text:p>RU000A0JREX3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75]&gt;0;(ABS([.F75]-[.E75]))*100/(MIN([.E75:.F75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5]&gt;4;[.I75]&gt;9;[.J7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инг5</text:p>
          </table:table-cell>
          <table:table-cell table:style-name="ce19" office:value-type="string" calcext:value-type="string">
            <text:p>RU000A0JREZ8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76]&gt;0;(ABS([.F76]-[.E76]))*100/(MIN([.E76:.F76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6]&gt;4;[.I76]&gt;9;[.J7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инг8</text:p>
          </table:table-cell>
          <table:table-cell table:style-name="ce19" office:value-type="string" calcext:value-type="string">
            <text:p>RU000A0JRUY7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77]&gt;0;(ABS([.F77]-[.E77]))*100/(MIN([.E77:.F77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7]&gt;4;[.I77]&gt;9;[.J7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ВЭБлизинг9</text:p>
          </table:table-cell>
          <table:table-cell table:style-name="ce19" office:value-type="string" calcext:value-type="string">
            <text:p>RU000A0JRV52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78]&gt;0;(ABS([.F78]-[.E78]))*100/(MIN([.E78:.F78]));&quot;&quot;)">
            <text:p/>
          </table:table-cell>
          <table:table-cell table:style-name="ce46"/>
          <table:table-cell table:style-name="ce38"/>
          <table:table-cell table:style-name="ce46"/>
          <table:table-cell table:style-name="ce46" table:formula="of:=IF(AND([.H78]&gt;4;[.I78]&gt;9;[.J7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office:value-type="string" calcext:value-type="string">
            <text:p>Газпнф1P3R</text:p>
          </table:table-cell>
          <table:table-cell table:style-name="ce20" office:value-type="string" calcext:value-type="string">
            <text:p>RU000A0ZYDS7 </text:p>
          </table:table-cell>
          <table:table-cell table:style-name="ce29" office:value-type="float" office:value="25000000" calcext:value-type="float">
            <text:p>25 000 000</text:p>
          </table:table-cell>
          <table:table-cell table:style-name="ce33"/>
          <table:table-cell table:style-name="ce35"/>
          <table:table-cell table:style-name="ce42" table:formula="of:=IF([.E79]&gt;0;(ABS([.F79]-[.E79]))*100/(MIN([.E79:.F79]));&quot;&quot;)">
            <text:p/>
          </table:table-cell>
          <table:table-cell table:style-name="ce46" table:number-columns-repeated="3"/>
          <table:table-cell table:style-name="ce46" table:formula="of:=IF(AND([.H79]&gt;4;[.I79]&gt;9;[.J7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нефБ1</text:p>
          </table:table-cell>
          <table:table-cell table:style-name="ce19" office:value-type="string" calcext:value-type="string">
            <text:p>RU000A0JWRE5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80]&gt;0;(ABS([.F80]-[.E80]))*100/(MIN([.E80:.F80]));&quot;&quot;)">
            <text:p/>
          </table:table-cell>
          <table:table-cell table:style-name="ce46" table:number-columns-repeated="3"/>
          <table:table-cell table:style-name="ce46" table:formula="of:=IF(AND([.H80]&gt;4;[.I80]&gt;9;[.J8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нефБ1</text:p>
          </table:table-cell>
          <table:table-cell table:style-name="ce19" office:value-type="string" calcext:value-type="string">
            <text:p>RU000A0JWRE5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3"/>
          <table:table-cell table:style-name="ce35"/>
          <table:table-cell table:style-name="ce42" table:formula="of:=IF([.E81]&gt;0;(ABS([.F81]-[.E81]))*100/(MIN([.E81:.F81]));&quot;&quot;)">
            <text:p/>
          </table:table-cell>
          <table:table-cell table:style-name="ce46" table:number-columns-repeated="3"/>
          <table:table-cell table:style-name="ce46" table:formula="of:=IF(AND([.H81]&gt;4;[.I81]&gt;9;[.J8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нефБ4</text:p>
          </table:table-cell>
          <table:table-cell table:style-name="ce20" office:value-type="string" calcext:value-type="string">
            <text:p>RU000A0JWRF2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82]&gt;0;(ABS([.F82]-[.E82]))*100/(MIN([.E82:.F82]));&quot;&quot;)">
            <text:p/>
          </table:table-cell>
          <table:table-cell table:style-name="ce46" table:number-columns-repeated="3"/>
          <table:table-cell table:style-name="ce46" table:formula="of:=IF(AND([.H82]&gt;4;[.I82]&gt;9;[.J8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омКP1 </text:p>
          </table:table-cell>
          <table:table-cell table:style-name="ce20" office:value-type="string" calcext:value-type="string">
            <text:p>RU000A100EX8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5"/>
          <table:table-cell table:style-name="ce42" table:formula="of:=IF([.E83]&gt;0;(ABS([.F83]-[.E83]))*100/(MIN([.E83:.F83]));&quot;&quot;)">
            <text:p/>
          </table:table-cell>
          <table:table-cell table:style-name="ce46" table:number-columns-repeated="3"/>
          <table:table-cell table:style-name="ce46" table:formula="of:=IF(AND([.H83]&gt;4;[.I83]&gt;9;[.J8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омКP1 </text:p>
          </table:table-cell>
          <table:table-cell table:style-name="ce20" office:value-type="string" calcext:value-type="string">
            <text:p>RU000A100EX8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5"/>
          <table:table-cell table:style-name="ce42" table:formula="of:=IF([.E84]&gt;0;(ABS([.F84]-[.E84]))*100/(MIN([.E84:.F84]));&quot;&quot;)">
            <text:p/>
          </table:table-cell>
          <table:table-cell table:style-name="ce46" table:number-columns-repeated="3"/>
          <table:table-cell table:style-name="ce46" table:formula="of:=IF(AND([.H84]&gt;4;[.I84]&gt;9;[.J84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омКP1 </text:p>
          </table:table-cell>
          <table:table-cell table:style-name="ce20" office:value-type="string" calcext:value-type="string">
            <text:p>RU000A100EX8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5"/>
          <table:table-cell table:style-name="ce42" table:formula="of:=IF([.E85]&gt;0;(ABS([.F85]-[.E85]))*100/(MIN([.E85:.F85]));&quot;&quot;)">
            <text:p/>
          </table:table-cell>
          <table:table-cell table:style-name="ce46" table:number-columns-repeated="3"/>
          <table:table-cell table:style-name="ce46" table:formula="of:=IF(AND([.H85]&gt;4;[.I85]&gt;9;[.J8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омКP1 </text:p>
          </table:table-cell>
          <table:table-cell table:style-name="ce20" office:value-type="string" calcext:value-type="string">
            <text:p>RU000A100EX8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5"/>
          <table:table-cell table:style-name="ce42" table:formula="of:=IF([.E86]&gt;0;(ABS([.F86]-[.E86]))*100/(MIN([.E86:.F86]));&quot;&quot;)">
            <text:p/>
          </table:table-cell>
          <table:table-cell table:style-name="ce46" table:number-columns-repeated="3"/>
          <table:table-cell table:style-name="ce46" table:formula="of:=IF(AND([.H86]&gt;4;[.I86]&gt;9;[.J8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азпромКP1 </text:p>
          </table:table-cell>
          <table:table-cell table:style-name="ce20" office:value-type="string" calcext:value-type="string">
            <text:p>RU000A100EX8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5"/>
          <table:table-cell table:style-name="ce42" table:formula="of:=IF([.E87]&gt;0;(ABS([.F87]-[.E87]))*100/(MIN([.E87:.F87]));&quot;&quot;)">
            <text:p/>
          </table:table-cell>
          <table:table-cell table:style-name="ce46" table:number-columns-repeated="3"/>
          <table:table-cell table:style-name="ce46" table:formula="of:=IF(AND([.H87]&gt;4;[.I87]&gt;9;[.J8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1" table:visibility="collapse">
          <table:table-cell table:style-name="ce5"/>
          <table:table-cell table:style-name="ce19" office:value-type="string" calcext:value-type="string">
            <text:p>ГПБ БО-07</text:p>
          </table:table-cell>
          <table:table-cell table:style-name="ce19" office:value-type="string" calcext:value-type="string">
            <text:p>RU000A0JU7Y9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88]&gt;0;(ABS([.F88]-[.E88]))*100/(MIN([.E88:.F88]));&quot;&quot;)">
            <text:p/>
          </table:table-cell>
          <table:table-cell table:style-name="ce46" table:number-columns-repeated="3"/>
          <table:table-cell table:style-name="ce46" table:formula="of:=IF(AND([.H88]&gt;4;[.I88]&gt;9;[.J8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office:value-type="string" calcext:value-type="string">
            <text:p>ГПБ БО-08</text:p>
          </table:table-cell>
          <table:table-cell table:style-name="ce19" office:value-type="string" calcext:value-type="string">
            <text:p>RU000A0JUMH3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3"/>
          <table:table-cell table:style-name="ce35"/>
          <table:table-cell table:style-name="ce42" table:formula="of:=IF([.E89]&gt;0;(ABS([.F89]-[.E89]))*100/(MIN([.E89:.F89]));&quot;&quot;)">
            <text:p/>
          </table:table-cell>
          <table:table-cell table:style-name="ce46" table:number-columns-repeated="3"/>
          <table:table-cell table:style-name="ce46" table:formula="of:=IF(AND([.H89]&gt;4;[.I89]&gt;9;[.J8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5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0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5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5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5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5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4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10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9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2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9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20"/>
          <table:table-cell table:style-name="ce19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6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5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4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7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/>
          <table:table-cell table:style-name="ce73"/>
          <table:table-cell table:style-name="ce79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style-name="ce83"/>
          <table:table-cell table:style-name="ce6"/>
          <table:table-cell table:number-columns-repeated="769"/>
        </table:table-row>
        <table:table-row table:style-name="ro8" table:visibility="collapse" table:number-rows-repeated="12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9">
          <table:table-cell table:style-name="ce5"/>
          <table:table-cell table:style-name="ce19" table:number-columns-repeated="2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5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1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4">
          <table:table-cell table:style-name="ce5"/>
          <table:table-cell table:style-name="ce19" table:number-columns-repeated="2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14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6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9">
          <table:table-cell table:style-name="ce5"/>
          <table:table-cell table:style-name="ce19"/>
          <table:table-cell table:style-name="ce20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4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1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2" table:visibility="collapse">
          <table:table-cell table:style-name="ce6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2" table:visibility="collapse" table:number-rows-repeated="5">
          <table:table-cell table:style-name="ce6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8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7">
          <table:table-cell table:style-name="ce5"/>
          <table:table-cell table:style-name="ce19" table:number-columns-repeated="2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5">
          <table:table-cell table:style-name="ce5"/>
          <table:table-cell table:style-name="ce20" table:number-columns-repeated="2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-group>
          <table:table-row table:style-name="ro8" table:visibility="collapse">
            <table:table-cell table:style-name="ce5"/>
            <table:table-cell table:style-name="ce19" table:number-columns-repeated="2"/>
            <table:table-cell table:style-name="ce29"/>
            <table:table-cell table:style-name="ce33"/>
            <table:table-cell table:style-name="ce35"/>
            <table:table-cell table:style-name="ce42"/>
            <table:table-cell table:style-name="ce46" table:number-columns-repeated="2"/>
            <table:table-cell table:style-name="ce38"/>
            <table:table-cell table:style-name="ce46" table:number-columns-repeated="2"/>
            <table:table-cell table:style-name="ce67" table:number-columns-repeated="2"/>
            <table:table-cell table:style-name="ce79"/>
            <table:table-cell table:style-name="ce82"/>
            <table:table-cell table:style-name="ce86"/>
            <table:table-cell table:style-name="ce90"/>
            <table:table-cell table:style-name="ce86" table:number-columns-repeated="2"/>
            <table:table-cell table:style-name="ce94"/>
            <table:table-cell table:style-name="ce11" table:number-columns-repeated="234"/>
            <table:table-cell table:number-columns-repeated="769"/>
          </table:table-row>
        </table:table-row-group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7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5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5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5" table:visibility="collapse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10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8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8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8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/>
          <table:table-cell table:style-name="ce20"/>
          <table:table-cell table:style-name="ce29"/>
          <table:table-cell table:style-name="ce34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5"/>
          <table:table-cell table:style-name="ce19" table:number-columns-repeated="2"/>
          <table:table-cell table:style-name="ce29"/>
          <table:table-cell table:style-name="ce33"/>
          <table:table-cell table:style-name="ce38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5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/>
          <table:table-cell table:style-name="ce20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9"/>
          <table:table-cell table:style-name="ce19"/>
          <table:table-cell table:style-name="ce20"/>
          <table:table-cell table:style-name="ce29"/>
          <table:table-cell table:style-name="ce33"/>
          <table:table-cell table:style-name="ce38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9"/>
          <table:table-cell table:style-name="ce19"/>
          <table:table-cell table:style-name="ce20"/>
          <table:table-cell table:style-name="ce29"/>
          <table:table-cell table:style-name="ce33"/>
          <table:table-cell table:style-name="ce39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9" table:visibility="collapse">
          <table:table-cell table:style-name="ce9"/>
          <table:table-cell table:style-name="ce20" table:number-columns-repeated="2"/>
          <table:table-cell table:style-name="ce29"/>
          <table:table-cell table:style-name="ce33"/>
          <table:table-cell table:style-name="ce39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9"/>
          <table:table-cell table:style-name="ce19"/>
          <table:table-cell table:style-name="ce20"/>
          <table:table-cell table:style-name="ce29"/>
          <table:table-cell table:style-name="ce33"/>
          <table:table-cell table:style-name="ce38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2">
          <table:table-cell table:style-name="ce9"/>
          <table:table-cell table:style-name="ce19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 table:number-rows-repeated="3">
          <table:table-cell table:style-name="ce9"/>
          <table:table-cell table:style-name="ce20" table:number-columns-repeated="2"/>
          <table:table-cell table:style-name="ce29"/>
          <table:table-cell table:style-name="ce33"/>
          <table:table-cell table:style-name="ce35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2" table:visibility="collapse">
          <table:table-cell table:style-name="ce9"/>
          <table:table-cell table:style-name="ce19" table:number-columns-repeated="2"/>
          <table:table-cell table:style-name="ce29"/>
          <table:table-cell table:style-name="ce33"/>
          <table:table-cell table:style-name="ce38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20" table:number-columns-repeated="2"/>
          <table:table-cell table:style-name="ce29"/>
          <table:table-cell table:style-name="ce33"/>
          <table:table-cell table:style-name="ce39"/>
          <table:table-cell table:style-name="ce42"/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20" office:value-type="string" calcext:value-type="string">
            <text:p>ТрнфБО1P10</text:p>
          </table:table-cell>
          <table:table-cell table:style-name="ce20" office:value-type="string" calcext:value-type="string">
            <text:p>RU000A0ZZ349 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8"/>
          <table:table-cell table:style-name="ce42" table:formula="of:=IF([.E352]&gt;0;(ABS([.F343]-[.E352]))*100/(MIN([.E352:.F352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2]&gt;4;[.I352]&gt;9;[.J35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12 </text:p>
          </table:table-cell>
          <table:table-cell table:style-name="ce20" office:value-type="string" calcext:value-type="string">
            <text:p>RU000A100JF4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9"/>
          <table:table-cell table:style-name="ce42" table:formula="of:=IF([.E353]&gt;0;(ABS([.F353]-[.E353]))*100/(MIN([.E353:.F353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3]&gt;4;[.I353]&gt;9;[.J353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12 </text:p>
          </table:table-cell>
          <table:table-cell table:style-name="ce20" office:value-type="string" calcext:value-type="string">
            <text:p>RU000A100JF4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3"/>
          <table:table-cell table:style-name="ce39"/>
          <table:table-cell table:style-name="ce42" table:formula="of:=IF([.E354]&gt;0;(ABS([.F354]-[.E354]))*100/(MIN([.E354:.F354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4]&gt;4;[.I354]&gt;9;[.J354]&gt;0.099);&quot;ДА&quot;;&quot;НЕТ&quot;)" office:value-type="string" office:string-value="НЕТ" calcext:value-type="string">
            <text:p>НЕТ</text:p>
          </table:table-cell>
          <table:table-cell table:style-name="ce46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6</text:p>
          </table:table-cell>
          <table:table-cell table:style-name="ce19" office:value-type="string" calcext:value-type="string">
            <text:p>RU000A0JXM97</text:p>
          </table:table-cell>
          <table:table-cell table:style-name="ce29" office:value-type="float" office:value="20000000" calcext:value-type="float">
            <text:p>20 000 000</text:p>
          </table:table-cell>
          <table:table-cell table:style-name="ce35"/>
          <table:table-cell table:style-name="ce38"/>
          <table:table-cell table:style-name="ce42" table:formula="of:=IF([.E355]&gt;0;(ABS([.F345]-[.E355]))*100/(MIN([.E355:.F355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5]&gt;4;[.I355]&gt;9;[.J355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9</text:p>
          </table:table-cell>
          <table:table-cell table:style-name="ce19" office:value-type="string" calcext:value-type="string">
            <text:p>RU000A0ZYUS1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5" table:number-columns-repeated="2"/>
          <table:table-cell table:style-name="ce42" table:formula="of:=IF([.E356]&gt;0;(ABS([.F356]-[.E356]))*100/(MIN([.E356:.F356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6]&gt;4;[.I356]&gt;9;[.J356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9</text:p>
          </table:table-cell>
          <table:table-cell table:style-name="ce19" office:value-type="string" calcext:value-type="string">
            <text:p>RU000A0ZYUS1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5" table:number-columns-repeated="2"/>
          <table:table-cell table:style-name="ce42" table:formula="of:=IF([.E357]&gt;0;(ABS([.F357]-[.E357]))*100/(MIN([.E357:.F357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7]&gt;4;[.I357]&gt;9;[.J357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ТрнфБО1P9</text:p>
          </table:table-cell>
          <table:table-cell table:style-name="ce19" office:value-type="string" calcext:value-type="string">
            <text:p>RU000A0ZYUS1</text:p>
          </table:table-cell>
          <table:table-cell table:style-name="ce29" office:value-type="float" office:value="15000000" calcext:value-type="float">
            <text:p>15 000 000</text:p>
          </table:table-cell>
          <table:table-cell table:style-name="ce35" table:number-columns-repeated="2"/>
          <table:table-cell table:style-name="ce42" table:formula="of:=IF([.E358]&gt;0;(ABS([.F358]-[.E358]))*100/(MIN([.E358:.F358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8]&gt;4;[.I358]&gt;9;[.J358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ФолксвБ1P2</text:p>
          </table:table-cell>
          <table:table-cell table:style-name="ce20" office:value-type="string" calcext:value-type="string">
            <text:p>RU000A0ZZGE7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5"/>
          <table:table-cell table:style-name="ce38"/>
          <table:table-cell table:style-name="ce42" table:formula="of:=IF([.E359]&gt;0;(ABS([.F352]-[.E359]))*100/(MIN([.E359:.F359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59]&gt;4;[.I359]&gt;9;[.J359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ФолксвБ1P2</text:p>
          </table:table-cell>
          <table:table-cell table:style-name="ce20" office:value-type="string" calcext:value-type="string">
            <text:p>RU000A0ZZGE7</text:p>
          </table:table-cell>
          <table:table-cell table:style-name="ce29" office:value-type="float" office:value="5000000" calcext:value-type="float">
            <text:p>5 000 000</text:p>
          </table:table-cell>
          <table:table-cell table:style-name="ce35"/>
          <table:table-cell table:style-name="ce38"/>
          <table:table-cell table:style-name="ce42" table:formula="of:=IF([.E360]&gt;0;(ABS([.F355]-[.E360]))*100/(MIN([.E360:.F360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60]&gt;4;[.I360]&gt;9;[.J360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9"/>
          <table:table-cell table:style-name="ce19" office:value-type="string" calcext:value-type="string">
            <text:p>ФолксвБ1P3</text:p>
          </table:table-cell>
          <table:table-cell table:style-name="ce19" office:value-type="string" calcext:value-type="string">
            <text:p>RU000A1003L1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5"/>
          <table:table-cell table:style-name="ce39"/>
          <table:table-cell table:style-name="ce42" table:formula="of:=IF([.E361]&gt;0;(ABS([.F361]-[.E361]))*100/(MIN([.E361:.F361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61]&gt;4;[.I361]&gt;9;[.J361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9"/>
          <table:table-cell table:style-name="ce19" office:value-type="string" calcext:value-type="string">
            <text:p>ФолксвБ1P3</text:p>
          </table:table-cell>
          <table:table-cell table:style-name="ce19" office:value-type="string" calcext:value-type="string">
            <text:p>RU000A1003L1</text:p>
          </table:table-cell>
          <table:table-cell table:style-name="ce29" office:value-type="float" office:value="10000000" calcext:value-type="float">
            <text:p>10 000 000</text:p>
          </table:table-cell>
          <table:table-cell table:style-name="ce35"/>
          <table:table-cell table:style-name="ce39"/>
          <table:table-cell table:style-name="ce42" table:formula="of:=IF([.E362]&gt;0;(ABS([.F362]-[.E362]))*100/(MIN([.E362:.F362]));&quot;&quot;)">
            <text:p/>
          </table:table-cell>
          <table:table-cell table:style-name="ce46" table:number-columns-repeated="2"/>
          <table:table-cell table:style-name="ce38"/>
          <table:table-cell table:style-name="ce46" table:formula="of:=IF(AND([.H362]&gt;4;[.I362]&gt;9;[.J362]&gt;0.099);&quot;ДА&quot;;&quot;НЕТ&quot;)" office:value-type="string" office:string-value="НЕТ" calcext:value-type="string">
            <text:p>НЕТ</text:p>
          </table:table-cell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9"/>
          <table:table-cell table:style-name="ce19" table:number-columns-repeated="2"/>
          <table:table-cell table:style-name="ce30" office:value-type="string" calcext:value-type="string">
            <text:p>USD</text:p>
          </table:table-cell>
          <table:table-cell table:style-name="ce35"/>
          <table:table-cell table:style-name="ce38"/>
          <table:table-cell table:style-name="ce42" table:formula="of:=IF([.E363]&gt;0;(ABS([.F359]-[.E363]))*100/(MIN([.E363:.F363]));&quot;&quot;)">
            <text:p/>
          </table:table-cell>
          <table:table-cell table:style-name="ce46" table:number-columns-repeated="2"/>
          <table:table-cell table:style-name="ce38"/>
          <table:table-cell table:style-name="ce46" table:number-columns-repeated="2"/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9"/>
          <table:table-cell table:style-name="ce19" office:value-type="string" calcext:value-type="string">
            <text:p>GAZ-22</text:p>
          </table:table-cell>
          <table:table-cell table:style-name="ce19" office:value-type="string" calcext:value-type="string">
            <text:p>XS0290580595</text:p>
          </table:table-cell>
          <table:table-cell table:style-name="ce29" office:value-type="float" office:value="1300000" calcext:value-type="float">
            <text:p>1 300 000</text:p>
          </table:table-cell>
          <table:table-cell table:style-name="ce33"/>
          <table:table-cell table:style-name="ce40"/>
          <table:table-cell table:style-name="ce42" table:formula="of:=IF([.E364]&gt;0;(ABS([.F360]-[.E364]))*100/(MIN([.E364:.F364]));&quot;&quot;)">
            <text:p/>
          </table:table-cell>
          <table:table-cell table:style-name="ce46" table:number-columns-repeated="2"/>
          <table:table-cell table:style-name="ce38"/>
          <table:table-cell table:style-name="ce46"/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3" table:visibility="collapse">
          <table:table-cell table:style-name="ce9"/>
          <table:table-cell table:style-name="ce19" office:value-type="string" calcext:value-type="string">
            <text:p>RosNef-22</text:p>
          </table:table-cell>
          <table:table-cell table:style-name="ce19" office:value-type="string" calcext:value-type="string">
            <text:p>XS0861981180</text:p>
          </table:table-cell>
          <table:table-cell table:style-name="ce29" office:value-type="float" office:value="2000000" calcext:value-type="float">
            <text:p>2 000 000</text:p>
          </table:table-cell>
          <table:table-cell table:style-name="ce35"/>
          <table:table-cell table:style-name="ce40"/>
          <table:table-cell table:style-name="ce42" table:formula="of:=IF([.E365]&gt;0;(ABS([.F361]-[.E365]))*100/(MIN([.E365:.F365]));&quot;&quot;)">
            <text:p/>
          </table:table-cell>
          <table:table-cell table:style-name="ce46" table:number-columns-repeated="2"/>
          <table:table-cell table:style-name="ce38"/>
          <table:table-cell table:style-name="ce46"/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8" table:visibility="collapse">
          <table:table-cell table:style-name="ce9"/>
          <table:table-cell table:style-name="ce19" office:value-type="string" calcext:value-type="string">
            <text:p>VEB-22</text:p>
          </table:table-cell>
          <table:table-cell table:style-name="ce19" office:value-type="string" calcext:value-type="string">
            <text:p>XS0800817073</text:p>
          </table:table-cell>
          <table:table-cell table:style-name="ce29" office:value-type="float" office:value="1000000" calcext:value-type="float">
            <text:p>1 000 000</text:p>
          </table:table-cell>
          <table:table-cell table:style-name="ce33"/>
          <table:table-cell table:style-name="ce40"/>
          <table:table-cell table:style-name="ce42" table:formula="of:=IF([.E366]&gt;0;(ABS([.F363]-[.E366]))*100/(MIN([.E366:.F366]));&quot;&quot;)">
            <text:p/>
          </table:table-cell>
          <table:table-cell table:style-name="ce46" table:number-columns-repeated="2"/>
          <table:table-cell table:style-name="ce38"/>
          <table:table-cell table:style-name="ce46"/>
          <table:table-cell table:style-name="ce46" office:value-type="string" calcext:value-type="string">
            <text:p>НЕТ</text:p>
          </table:table-cell>
          <table:table-cell table:style-name="ce67" table:number-columns-repeated="2"/>
          <table:table-cell table:style-name="ce79"/>
          <table:table-cell table:style-name="ce82"/>
          <table:table-cell table:style-name="ce86"/>
          <table:table-cell table:style-name="ce90"/>
          <table:table-cell table:style-name="ce86" table:number-columns-repeated="2"/>
          <table:table-cell table:style-name="ce9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1) за предшедствующие 45 календарных дней (количество дней, в которые заключались сделки с ЦБ не менее 5 дней)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2) за предшедствующие 45 календарных дней (не мненее 10 сделок)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3) за предшедствующие 45 календарных дней (минимальный суммарный объем заключенных сделок с ЦБ не менее 0.1% от объема выпуска)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4) Прошло не более 30 календарных дней от даты первичного размещения (случае невозможности определить справедливую стоимость в порядке, установленном для активного рынка)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5) При условии невыполнения одного из критериев активности рынка, коэф 0.99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* (5) Расчет определения справедливой стоимости рыночным/доходным методом прилагается на отдельном листею</text:p>
          </table:table-cell>
          <table:table-cell table:style-name="ce11" table:number-columns-repeated="5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4">
          <table:table-cell table:style-name="ce2"/>
          <table:table-cell table:style-name="ce22" office:value-type="string" calcext:value-type="string" table:number-columns-spanned="11" table:number-rows-spanned="1">
            <text:p>По всем ценным бумагам, имеющимся на балансе банка, проведен мониторинг адекватности справедливой стоимости.</text:p>
            <text:p>Признаков обесценения ценных бумаг, свидетельствующих о необходимости корректировки исходных данных, не выявлено.</text:p>
          </table:table-cell>
          <table:covered-table-cell table:number-columns-repeated="10"/>
          <table:table-cell table:style-name="ce59" table:number-columns-repeated="5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table:number-columns-repeated="6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0">
          <table:table-cell table:style-name="ce2"/>
          <table:table-cell table:style-name="ce11" office:value-type="string" calcext:value-type="string">
            <text:p>Директор Казначейства </text:p>
          </table:table-cell>
          <table:table-cell table:style-name="ce11"/>
          <table:table-cell table:style-name="ce11" office:value-type="string" calcext:value-type="string">
            <text:p>______________________</text:p>
          </table:table-cell>
          <table:table-cell table:style-name="ce11" table:number-columns-repeated="3"/>
          <table:table-cell table:style-name="ce2"/>
          <table:table-cell table:style-name="ce53"/>
          <table:table-cell table:style-name="ce57"/>
          <table:table-cell table:style-name="ce59" table:number-columns-repeated="7"/>
          <table:table-cell table:style-name="ce54"/>
          <table:table-cell table:style-name="ce59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5">
          <table:table-cell table:style-name="ce2"/>
          <table:table-cell table:style-name="ce11" office:value-type="string" calcext:value-type="string">
            <text:p>Руководитель ГcиУКО</text:p>
          </table:table-cell>
          <table:table-cell table:style-name="ce11"/>
          <table:table-cell table:style-name="ce11" office:value-type="string" calcext:value-type="string">
            <text:p>______________________</text:p>
          </table:table-cell>
          <table:table-cell table:style-name="ce11" table:number-columns-repeated="3"/>
          <table:table-cell table:style-name="ce2"/>
          <table:table-cell table:style-name="ce53"/>
          <table:table-cell table:style-name="ce57"/>
          <table:table-cell table:style-name="ce61" table:number-columns-repeated="3"/>
          <table:table-cell table:style-name="ce59" table:number-columns-repeated="2"/>
          <table:table-cell table:style-name="ce61" table:number-columns-repeated="2"/>
          <table:table-cell table:style-name="ce54"/>
          <table:table-cell table:style-name="ce61" table:number-columns-repeated="2"/>
          <table:table-cell table:style-name="ce54"/>
          <table:table-cell table:style-name="ce11" table:number-columns-repeated="234"/>
          <table:table-cell table:number-columns-repeated="769"/>
        </table:table-row>
        <table:table-row table:style-name="ro16" table:number-rows-repeated="1048199">
          <table:table-cell table:number-columns-repeated="1024"/>
        </table:table-row>
        <table:table-row table:style-name="ro16">
          <table:table-cell table:number-columns-repeated="1024"/>
        </table:table-row>
        <table:named-expressions>
          <table:named-range table:name="Excel_BuiltIn_Print_Area" table:base-cell-address="$Лист1.$A$1" table:cell-range-address="$Лист1.$A$3:.$U$376"/>
          <table:named-range table:name="Excel_BuiltIn__FilterDatabase" table:base-cell-address="$Лист1.$A$1" table:cell-range-address="$Лист1.$A$8:.$U$376"/>
        </table:named-expressions>
      </table:table>
      <table:named-expressions>
        <table:named-expression table:name="load_info" table:base-cell-address="$Лист1.$A$1" table:expression="#REF!"/>
        <table:named-expression table:name="order_field" table:base-cell-address="$Лист1.$A$1" table:expression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/>
    <style:font-face style:name="Verdana" svg:font-family="Verdana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3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9">
      <number:number number:decimal-places="4" number:min-decimal-places="4" number:min-integer-digits="1" number:grouping="true"/>
    </number:number-style>
    <number:number-style style:name="N108P0" style:volatile="true">
      <number:number number:decimal-places="0" number:min-decimal-places="0" number:min-integer-digits="1" number:grouping="true"/>
    </number:number-style>
    <number:number-style style:name="N108">
      <number:text>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7P0" style:volatile="true">
      <number:number number:decimal-places="2" number:min-decimal-places="2" number:min-integer-digits="1" number:grouping="true"/>
    </number:number-style>
    <number:number-style style:name="N107">
      <number:text>-</number:text>
      <number:number number:decimal-places="2" number:min-decimal-places="2" number:min-integer-digits="1" number:grouping="true"/>
      <style:map style:condition="value()&gt;=0" style:apply-style-name="N107P0"/>
    </number:number-style>
    <number:date-style style:name="N1015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4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7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7P0"/>
    </number:currency-style>
    <number:number-style style:name="N10145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5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5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5" number:language="en" number:country="US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50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0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0P0"/>
    </number:number-style>
    <number:date-style style:name="N10121" number:language="en" number:country="US">
      <number:day number:style="long"/>
      <number:text>.</number:text>
      <number:month number:style="long"/>
      <number:text>.</number:text>
      <number:year number:style="long"/>
    </number:date-style>
    <number:currency-style style:name="N1015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1P0"/>
    </number:currency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number:number-style style:name="N1012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4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4P0"/>
    </number:number-style>
    <number:currency-style style:name="N1013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7P0"/>
    </number:currency-style>
    <number:date-style style:name="N10157" number:language="en" number:country="US">
      <number:day number:style="long"/>
      <number:text>/</number:text>
      <number:month number:style="long"/>
      <number:text>/</number:text>
      <number:year number:style="long"/>
    </number:date-style>
    <number:number-style style:name="N10128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8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8P2" style:volatile="true" number:language="en" number:country="US">
      <number:text> </number:text>
      <number:fill-character> </number:fill-character>
      <number:text>- </number:text>
    </number:number-style>
    <number:text-style style:name="N10128" number:language="en" number:country="US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time-style style:name="N1014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day/>
      <number:text>-</number:text>
      <number:month number:textual="true"/>
    </number:date-style>
    <number:currency-style style:name="N10133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3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3P2" style:volatile="true" number:language="en" number:country="US">
      <number:currency-symbol/>
      <number:fill-character> </number:fill-character>
      <number:text>- </number:text>
    </number:currency-style>
    <number:text-style style:name="N10133" number:language="en" number:country="US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date-style style:name="N10136" number:language="en" number:country="US">
      <number:month/>
      <number:text>/</number:text>
      <number:day/>
      <number:text>/</number:text>
      <number:year number:style="long"/>
    </number:date-style>
    <number:time-style style:name="N10138" number:language="en" number:country="US">
      <number:hours/>
      <number:text>:</number:text>
      <number:minutes number:style="long"/>
      <number:text> </number:text>
      <number:am-pm/>
    </number:time-style>
    <number:date-style style:name="N10139" number:language="en" number:country="US">
      <number:month number:textual="true"/>
      <number:text>-</number:text>
      <number:year/>
    </number:date-style>
    <number:time-style style:name="N10140" number:language="en" number:country="US">
      <number:hours/>
      <number:text>:</number:text>
      <number:minutes number:style="long"/>
    </number:time-style>
    <number:date-style style:name="N20107" number:language="ru" number:country="RU">
      <number:month number:style="long"/>
      <number:text>/</number:text>
      <number:day number:style="long"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Verdana" fo:font-family="Verdana" style:font-name-asian="Linux Libertine G" style:font-family-asian="'Linux Libertine G'" style:font-family-generic-asian="system" style:font-pitch-asian="variable" style:font-name-complex="Verdana" style:font-family-complex="Verdana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64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Лист1" style:display-name="PageStyle_Лист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date>2022-10-17T15:25:09.845832152</dc:date>
    <meta:editing-duration>PT1H45M38S</meta:editing-duration>
    <meta:editing-cycles>55</meta:editing-cycles>
    <meta:document-statistic meta:table-count="1" meta:cell-count="622" meta:object-count="0"/>
  </office:meta>
</office:document-meta>
</file>